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82in"/>
    </style:style>
    <style:style style:name="co3" style:family="table-column">
      <style:table-column-properties fo:break-before="auto" style:column-width="3.4839in"/>
    </style:style>
    <style:style style:name="co4" style:family="table-column">
      <style:table-column-properties fo:break-before="auto" style:column-width="4.3791in"/>
    </style:style>
    <style:style style:name="co5" style:family="table-column">
      <style:table-column-properties fo:break-before="auto" style:column-width="6.7736in"/>
    </style:style>
    <style:style style:name="co6" style:family="table-column">
      <style:table-column-properties fo:break-before="auto" style:column-width="0.772in"/>
    </style:style>
    <style:style style:name="co7" style:family="table-column">
      <style:table-column-properties fo:break-before="auto" style:column-width="1.289in"/>
    </style:style>
    <style:style style:name="co8" style:family="table-column">
      <style:table-column-properties fo:break-before="auto" style:column-width="2.8909in"/>
    </style:style>
    <style:style style:name="co9" style:family="table-column">
      <style:table-column-properties fo:break-before="auto" style:column-width="0.2799in"/>
    </style:style>
    <style:style style:name="co10" style:family="table-column">
      <style:table-column-properties fo:break-before="auto" style:column-width="0.2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ID_signals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Nets</text:p>
          </table:table-cell>
          <table:table-cell/>
          <table:table-cell office:value-type="string" calcext:value-type="string">
            <text:p>Xoffset</text:p>
          </table:table-cell>
          <table:table-cell table:number-columns-repeated="12"/>
        </table:table-row>
        <table:table-row table:style-name="ro1">
          <table:table-cell/>
          <table:table-cell table:formula="of:=87+4*[.C2]-4" office:value-type="float" office:value="147" calcext:value-type="float">
            <text:p>147</text:p>
          </table:table-cell>
          <table:table-cell/>
          <table:table-cell table:formula="of:=10*([.C2]-1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/>
          <table:table-cell table:formula="of:=87+4*[.C2]-3" office:value-type="float" office:value="148" calcext:value-type="float">
            <text:p>148</text:p>
          </table:table-cell>
          <table:table-cell table:number-columns-repeated="14"/>
        </table:table-row>
        <table:table-row table:style-name="ro1">
          <table:table-cell/>
          <table:table-cell table:formula="of:=87+4*[.C2]-2" office:value-type="float" office:value="149" calcext:value-type="float">
            <text:p>149</text:p>
          </table:table-cell>
          <table:table-cell table:number-columns-repeated="14"/>
        </table:table-row>
        <table:table-row table:style-name="ro1">
          <table:table-cell/>
          <table:table-cell table:formula="of:=87+4*[.C2]-1" office:value-type="float" office:value="150" calcext:value-type="float">
            <text:p>150</text:p>
          </table:table-cell>
          <table:table-cell table:number-columns-repeated="14"/>
        </table:table-row>
        <table:table-row table:style-name="ro1" table:number-rows-repeated="6">
          <table:table-cell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15" table:number-rows-spanned="1">
            <text:p>Reference</text:p>
          </table:table-cell>
          <table:covered-table-cell table:number-columns-repeated="14"/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office:value-type="float" office:value="73.25" calcext:value-type="float">
            <text:p>73.25</text:p>
          </table:table-cell>
          <table:table-cell office:value-type="string" calcext:value-type="string">
            <text:p>116.65)</text:p>
          </table:table-cell>
          <table:table-cell office:value-type="string" calcext:value-type="string">
            <text:p>(end</text:p>
          </table:table-cell>
          <table:table-cell office:value-type="float" office:value="73.95" calcext:value-type="float">
            <text:p>73.95</text:p>
          </table:table-cell>
          <table:table-cell office:value-type="string" calcext:value-type="string">
            <text:p>116.65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office:value-type="string" calcext:value-type="string">
            <text:p>87))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office:value-type="float" office:value="73.75" calcext:value-type="float">
            <text:p>73.75</text:p>
          </table:table-cell>
          <table:table-cell office:value-type="string" calcext:value-type="string">
            <text:p>100.9)</text:p>
          </table:table-cell>
          <table:table-cell office:value-type="string" calcext:value-type="string">
            <text:p>(end</text:p>
          </table:table-cell>
          <table:table-cell office:value-type="float" office:value="72.75" calcext:value-type="float">
            <text:p>72.75</text:p>
          </table:table-cell>
          <table:table-cell office:value-type="string" calcext:value-type="string">
            <text:p>100.9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office:value-type="string" calcext:value-type="string">
            <text:p>87)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office:value-type="float" office:value="74.750004" calcext:value-type="float">
            <text:p>74.750004</text:p>
          </table:table-cell>
          <table:table-cell office:value-type="string" calcext:value-type="string">
            <text:p>101.900004)</text:p>
          </table:table-cell>
          <table:table-cell office:value-type="string" calcext:value-type="string">
            <text:p>(end</text:p>
          </table:table-cell>
          <table:table-cell office:value-type="float" office:value="73.75" calcext:value-type="float">
            <text:p>73.75</text:p>
          </table:table-cell>
          <table:table-cell office:value-type="string" calcext:value-type="string">
            <text:p>100.9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office:value-type="string" calcext:value-type="string">
            <text:p>87)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office:value-type="float" office:value="74.750004" calcext:value-type="float">
            <text:p>74.750004</text:p>
          </table:table-cell>
          <table:table-cell office:value-type="string" calcext:value-type="string">
            <text:p>115.849996)</text:p>
          </table:table-cell>
          <table:table-cell office:value-type="string" calcext:value-type="string">
            <text:p>(end</text:p>
          </table:table-cell>
          <table:table-cell office:value-type="float" office:value="74.750004" calcext:value-type="float">
            <text:p>74.750004</text:p>
          </table:table-cell>
          <table:table-cell office:value-type="string" calcext:value-type="string">
            <text:p>101.900004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office:value-type="string" calcext:value-type="string">
            <text:p>87)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office:value-type="float" office:value="73.95" calcext:value-type="float">
            <text:p>73.95</text:p>
          </table:table-cell>
          <table:table-cell office:value-type="string" calcext:value-type="string">
            <text:p>116.65)</text:p>
          </table:table-cell>
          <table:table-cell office:value-type="string" calcext:value-type="string">
            <text:p>(end</text:p>
          </table:table-cell>
          <table:table-cell office:value-type="float" office:value="74.750004" calcext:value-type="float">
            <text:p>74.750004</text:p>
          </table:table-cell>
          <table:table-cell office:value-type="string" calcext:value-type="string">
            <text:p>115.849996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office:value-type="string" calcext:value-type="string">
            <text:p>87)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office:value-type="float" office:value="71.25" calcext:value-type="float">
            <text:p>71.25</text:p>
          </table:table-cell>
          <table:table-cell office:value-type="string" calcext:value-type="string">
            <text:p>115.65)</text:p>
          </table:table-cell>
          <table:table-cell office:value-type="string" calcext:value-type="string">
            <text:p>(end</text:p>
          </table:table-cell>
          <table:table-cell office:value-type="float" office:value="73.7" calcext:value-type="float">
            <text:p>73.7</text:p>
          </table:table-cell>
          <table:table-cell office:value-type="string" calcext:value-type="string">
            <text:p>115.65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office:value-type="string" calcext:value-type="string">
            <text:p>88))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office:value-type="float" office:value="73.75" calcext:value-type="float">
            <text:p>73.75</text:p>
          </table:table-cell>
          <table:table-cell office:value-type="string" calcext:value-type="string">
            <text:p>102.6)</text:p>
          </table:table-cell>
          <table:table-cell office:value-type="string" calcext:value-type="string">
            <text:p>(end</text:p>
          </table:table-cell>
          <table:table-cell office:value-type="float" office:value="72.75" calcext:value-type="float">
            <text:p>72.75</text:p>
          </table:table-cell>
          <table:table-cell office:value-type="string" calcext:value-type="string">
            <text:p>102.6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office:value-type="string" calcext:value-type="string">
            <text:p>88)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office:value-type="float" office:value="74.450002" calcext:value-type="float">
            <text:p>74.450002</text:p>
          </table:table-cell>
          <table:table-cell office:value-type="string" calcext:value-type="string">
            <text:p>103.300002)</text:p>
          </table:table-cell>
          <table:table-cell office:value-type="string" calcext:value-type="string">
            <text:p>(end</text:p>
          </table:table-cell>
          <table:table-cell office:value-type="float" office:value="73.75" calcext:value-type="float">
            <text:p>73.75</text:p>
          </table:table-cell>
          <table:table-cell office:value-type="string" calcext:value-type="string">
            <text:p>102.6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office:value-type="string" calcext:value-type="string">
            <text:p>88)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office:value-type="float" office:value="74.450002" calcext:value-type="float">
            <text:p>74.450002</text:p>
          </table:table-cell>
          <table:table-cell office:value-type="string" calcext:value-type="string">
            <text:p>114.899998)</text:p>
          </table:table-cell>
          <table:table-cell office:value-type="string" calcext:value-type="string">
            <text:p>(end</text:p>
          </table:table-cell>
          <table:table-cell office:value-type="float" office:value="74.450002" calcext:value-type="float">
            <text:p>74.450002</text:p>
          </table:table-cell>
          <table:table-cell office:value-type="string" calcext:value-type="string">
            <text:p>103.300002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office:value-type="string" calcext:value-type="string">
            <text:p>88)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office:value-type="float" office:value="73.7" calcext:value-type="float">
            <text:p>73.7</text:p>
          </table:table-cell>
          <table:table-cell office:value-type="string" calcext:value-type="string">
            <text:p>115.65)</text:p>
          </table:table-cell>
          <table:table-cell office:value-type="string" calcext:value-type="string">
            <text:p>(end</text:p>
          </table:table-cell>
          <table:table-cell office:value-type="float" office:value="74.450002" calcext:value-type="float">
            <text:p>74.450002</text:p>
          </table:table-cell>
          <table:table-cell office:value-type="string" calcext:value-type="string">
            <text:p>114.899998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office:value-type="string" calcext:value-type="string">
            <text:p>88)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office:value-type="float" office:value="73.25" calcext:value-type="float">
            <text:p>73.25</text:p>
          </table:table-cell>
          <table:table-cell office:value-type="string" calcext:value-type="string">
            <text:p>114.65)</text:p>
          </table:table-cell>
          <table:table-cell office:value-type="string" calcext:value-type="string">
            <text:p>(end</text:p>
          </table:table-cell>
          <table:table-cell office:value-type="float" office:value="73.3" calcext:value-type="float">
            <text:p>73.3</text:p>
          </table:table-cell>
          <table:table-cell office:value-type="string" calcext:value-type="string">
            <text:p>114.65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office:value-type="string" calcext:value-type="string">
            <text:p>89))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office:value-type="float" office:value="73.3" calcext:value-type="float">
            <text:p>73.3</text:p>
          </table:table-cell>
          <table:table-cell office:value-type="string" calcext:value-type="string">
            <text:p>114.65)</text:p>
          </table:table-cell>
          <table:table-cell office:value-type="string" calcext:value-type="string">
            <text:p>(end</text:p>
          </table:table-cell>
          <table:table-cell office:value-type="float" office:value="74.15" calcext:value-type="float">
            <text:p>74.15</text:p>
          </table:table-cell>
          <table:table-cell office:value-type="string" calcext:value-type="string">
            <text:p>113.8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office:value-type="string" calcext:value-type="string">
            <text:p>89)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office:value-type="float" office:value="74.15" calcext:value-type="float">
            <text:p>74.15</text:p>
          </table:table-cell>
          <table:table-cell office:value-type="string" calcext:value-type="string">
            <text:p>113.8)</text:p>
          </table:table-cell>
          <table:table-cell office:value-type="string" calcext:value-type="string">
            <text:p>(end</text:p>
          </table:table-cell>
          <table:table-cell office:value-type="float" office:value="74.15" calcext:value-type="float">
            <text:p>74.15</text:p>
          </table:table-cell>
          <table:table-cell office:value-type="string" calcext:value-type="string">
            <text:p>104.7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office:value-type="string" calcext:value-type="string">
            <text:p>89)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office:value-type="float" office:value="74.15" calcext:value-type="float">
            <text:p>74.15</text:p>
          </table:table-cell>
          <table:table-cell office:value-type="string" calcext:value-type="string">
            <text:p>104.7)</text:p>
          </table:table-cell>
          <table:table-cell office:value-type="string" calcext:value-type="string">
            <text:p>(end</text:p>
          </table:table-cell>
          <table:table-cell office:value-type="float" office:value="73.75" calcext:value-type="float">
            <text:p>73.75</text:p>
          </table:table-cell>
          <table:table-cell office:value-type="string" calcext:value-type="string">
            <text:p>104.3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office:value-type="string" calcext:value-type="string">
            <text:p>89)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office:value-type="float" office:value="73.75" calcext:value-type="float">
            <text:p>73.75</text:p>
          </table:table-cell>
          <table:table-cell office:value-type="string" calcext:value-type="string">
            <text:p>104.3)</text:p>
          </table:table-cell>
          <table:table-cell office:value-type="string" calcext:value-type="string">
            <text:p>(end</text:p>
          </table:table-cell>
          <table:table-cell office:value-type="float" office:value="72.75" calcext:value-type="float">
            <text:p>72.75</text:p>
          </table:table-cell>
          <table:table-cell office:value-type="string" calcext:value-type="string">
            <text:p>104.3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office:value-type="string" calcext:value-type="string">
            <text:p>89)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office:value-type="float" office:value="71.25" calcext:value-type="float">
            <text:p>71.25</text:p>
          </table:table-cell>
          <table:table-cell office:value-type="string" calcext:value-type="string">
            <text:p>113.65)</text:p>
          </table:table-cell>
          <table:table-cell office:value-type="string" calcext:value-type="string">
            <text:p>(end</text:p>
          </table:table-cell>
          <table:table-cell office:value-type="float" office:value="72.2" calcext:value-type="float">
            <text:p>72.2</text:p>
          </table:table-cell>
          <table:table-cell office:value-type="string" calcext:value-type="string">
            <text:p>112.7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office:value-type="string" calcext:value-type="string">
            <text:p>90))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office:value-type="float" office:value="72.75" calcext:value-type="float">
            <text:p>72.75</text:p>
          </table:table-cell>
          <table:table-cell office:value-type="string" calcext:value-type="string">
            <text:p>108.35)</text:p>
          </table:table-cell>
          <table:table-cell office:value-type="string" calcext:value-type="string">
            <text:p>(end</text:p>
          </table:table-cell>
          <table:table-cell office:value-type="float" office:value="72.75" calcext:value-type="float">
            <text:p>72.75</text:p>
          </table:table-cell>
          <table:table-cell office:value-type="string" calcext:value-type="string">
            <text:p>106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office:value-type="string" calcext:value-type="string">
            <text:p>90)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office:value-type="float" office:value="72.2" calcext:value-type="float">
            <text:p>72.2</text:p>
          </table:table-cell>
          <table:table-cell office:value-type="string" calcext:value-type="string">
            <text:p>108.9)</text:p>
          </table:table-cell>
          <table:table-cell office:value-type="string" calcext:value-type="string">
            <text:p>(end</text:p>
          </table:table-cell>
          <table:table-cell office:value-type="float" office:value="72.75" calcext:value-type="float">
            <text:p>72.75</text:p>
          </table:table-cell>
          <table:table-cell office:value-type="string" calcext:value-type="string">
            <text:p>108.35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office:value-type="string" calcext:value-type="string">
            <text:p>90)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office:value-type="float" office:value="72.2" calcext:value-type="float">
            <text:p>72.2</text:p>
          </table:table-cell>
          <table:table-cell office:value-type="string" calcext:value-type="string">
            <text:p>112.7)</text:p>
          </table:table-cell>
          <table:table-cell office:value-type="string" calcext:value-type="string">
            <text:p>(end</text:p>
          </table:table-cell>
          <table:table-cell office:value-type="float" office:value="72.2" calcext:value-type="float">
            <text:p>72.2</text:p>
          </table:table-cell>
          <table:table-cell office:value-type="string" calcext:value-type="string">
            <text:p>108.9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office:value-type="string" calcext:value-type="string">
            <text:p>90)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15" table:number-rows-spanned="1">
            <text:p>Processed</text:p>
          </table:table-cell>
          <table:covered-table-cell table:number-columns-repeated="14"/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table:formula="of:=[.D16]+[.$D$5]" office:value-type="float" office:value="223.25" calcext:value-type="float">
            <text:p>223.25</text:p>
          </table:table-cell>
          <table:table-cell office:value-type="string" calcext:value-type="string">
            <text:p>116.65)</text:p>
          </table:table-cell>
          <table:table-cell office:value-type="string" calcext:value-type="string">
            <text:p>(end</text:p>
          </table:table-cell>
          <table:table-cell table:formula="of:=[.G16]+[.$D$5]" office:value-type="float" office:value="223.95" calcext:value-type="float">
            <text:p>223.95</text:p>
          </table:table-cell>
          <table:table-cell office:value-type="string" calcext:value-type="string">
            <text:p>116.65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table:formula="of:=[.$B$5]" office:value-type="float" office:value="147" calcext:value-type="float">
            <text:p>147</text:p>
          </table:table-cell>
          <table:table-cell table:formula="of:=[.O16]" office:value-type="string" office:string-value="))" calcext:value-type="string">
            <text:p>))</text:p>
          </table:table-cell>
          <table:table-cell table:formula="of:=CONCATENATE(&quot;  &quot;;[.B38];&quot; &quot;;[.C38];&quot; &quot;;[.D38];&quot; &quot;;[.E38];&quot; &quot;;[.F38];&quot; &quot;;[.G38];&quot; &quot;;[.H38];&quot; &quot;;[.I38];&quot; &quot;;[.J38];&quot; &quot;;[.K38];&quot; &quot;;[.L38];&quot; &quot;;[.M38];&quot; &quot;;[.N38];&quot; &quot;;[.O38])" office:value-type="string" office:string-value="  (segment (start 223.25 116.65) (end 223.95 116.65) (width 0.15) (layer F.Cu) (net 147 ))" calcext:value-type="string">
            <text:p><text:s text:c="2"/>(segment (start 223.25 116.65) (end 223.95 116.65) (width 0.15) (layer F.Cu) (net 147 ))</text:p>
          </table:table-cell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table:formula="of:=[.D17]+[.$D$5]" office:value-type="float" office:value="223.75" calcext:value-type="float">
            <text:p>223.75</text:p>
          </table:table-cell>
          <table:table-cell office:value-type="string" calcext:value-type="string">
            <text:p>100.9)</text:p>
          </table:table-cell>
          <table:table-cell office:value-type="string" calcext:value-type="string">
            <text:p>(end</text:p>
          </table:table-cell>
          <table:table-cell table:formula="of:=[.G17]+[.$D$5]" office:value-type="float" office:value="222.75" calcext:value-type="float">
            <text:p>222.75</text:p>
          </table:table-cell>
          <table:table-cell office:value-type="string" calcext:value-type="string">
            <text:p>100.9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table:formula="of:=[.$B$5]" office:value-type="float" office:value="147" calcext:value-type="float">
            <text:p>147</text:p>
          </table:table-cell>
          <table:table-cell table:formula="of:=[.O17]" office:value-type="string" office:string-value="))" calcext:value-type="string">
            <text:p>))</text:p>
          </table:table-cell>
          <table:table-cell table:formula="of:=CONCATENATE(&quot;  &quot;;[.B39];&quot; &quot;;[.C39];&quot; &quot;;[.D39];&quot; &quot;;[.E39];&quot; &quot;;[.F39];&quot; &quot;;[.G39];&quot; &quot;;[.H39];&quot; &quot;;[.I39];&quot; &quot;;[.J39];&quot; &quot;;[.K39];&quot; &quot;;[.L39];&quot; &quot;;[.M39];&quot; &quot;;[.N39];&quot; &quot;;[.O39])" office:value-type="string" office:string-value="  (segment (start 223.75 100.9) (end 222.75 100.9) (width 0.15) (layer F.Cu) (net 147 ))" calcext:value-type="string">
            <text:p><text:s text:c="2"/>(segment (start 223.75 100.9) (end 222.75 100.9) (width 0.15) (layer F.Cu) (net 147 ))</text:p>
          </table:table-cell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table:formula="of:=[.D18]+[.$D$5]" office:value-type="float" office:value="224.750004" calcext:value-type="float">
            <text:p>224.750004</text:p>
          </table:table-cell>
          <table:table-cell office:value-type="string" calcext:value-type="string">
            <text:p>101.900004)</text:p>
          </table:table-cell>
          <table:table-cell office:value-type="string" calcext:value-type="string">
            <text:p>(end</text:p>
          </table:table-cell>
          <table:table-cell table:formula="of:=[.G18]+[.$D$5]" office:value-type="float" office:value="223.75" calcext:value-type="float">
            <text:p>223.75</text:p>
          </table:table-cell>
          <table:table-cell office:value-type="string" calcext:value-type="string">
            <text:p>100.9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table:formula="of:=[.$B$5]" office:value-type="float" office:value="147" calcext:value-type="float">
            <text:p>147</text:p>
          </table:table-cell>
          <table:table-cell table:formula="of:=[.O18]" office:value-type="string" office:string-value="))" calcext:value-type="string">
            <text:p>))</text:p>
          </table:table-cell>
          <table:table-cell table:formula="of:=CONCATENATE(&quot;  &quot;;[.B40];&quot; &quot;;[.C40];&quot; &quot;;[.D40];&quot; &quot;;[.E40];&quot; &quot;;[.F40];&quot; &quot;;[.G40];&quot; &quot;;[.H40];&quot; &quot;;[.I40];&quot; &quot;;[.J40];&quot; &quot;;[.K40];&quot; &quot;;[.L40];&quot; &quot;;[.M40];&quot; &quot;;[.N40];&quot; &quot;;[.O40])" office:value-type="string" office:string-value="  (segment (start 224.750004 101.900004) (end 223.75 100.9) (width 0.15) (layer F.Cu) (net 147 ))" calcext:value-type="string">
            <text:p><text:s text:c="2"/>(segment (start 224.750004 101.900004) (end 223.75 100.9) (width 0.15) (layer F.Cu) (net 147 ))</text:p>
          </table:table-cell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table:formula="of:=[.D19]+[.$D$5]" office:value-type="float" office:value="224.750004" calcext:value-type="float">
            <text:p>224.750004</text:p>
          </table:table-cell>
          <table:table-cell office:value-type="string" calcext:value-type="string">
            <text:p>115.849996)</text:p>
          </table:table-cell>
          <table:table-cell office:value-type="string" calcext:value-type="string">
            <text:p>(end</text:p>
          </table:table-cell>
          <table:table-cell table:formula="of:=[.G19]+[.$D$5]" office:value-type="float" office:value="224.750004" calcext:value-type="float">
            <text:p>224.750004</text:p>
          </table:table-cell>
          <table:table-cell office:value-type="string" calcext:value-type="string">
            <text:p>101.900004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table:formula="of:=[.$B$5]" office:value-type="float" office:value="147" calcext:value-type="float">
            <text:p>147</text:p>
          </table:table-cell>
          <table:table-cell table:formula="of:=[.O19]" office:value-type="string" office:string-value="))" calcext:value-type="string">
            <text:p>))</text:p>
          </table:table-cell>
          <table:table-cell table:formula="of:=CONCATENATE(&quot;  &quot;;[.B41];&quot; &quot;;[.C41];&quot; &quot;;[.D41];&quot; &quot;;[.E41];&quot; &quot;;[.F41];&quot; &quot;;[.G41];&quot; &quot;;[.H41];&quot; &quot;;[.I41];&quot; &quot;;[.J41];&quot; &quot;;[.K41];&quot; &quot;;[.L41];&quot; &quot;;[.M41];&quot; &quot;;[.N41];&quot; &quot;;[.O41])" office:value-type="string" office:string-value="  (segment (start 224.750004 115.849996) (end 224.750004 101.900004) (width 0.15) (layer F.Cu) (net 147 ))" calcext:value-type="string">
            <text:p><text:s text:c="2"/>(segment (start 224.750004 115.849996) (end 224.750004 101.900004) (width 0.15) (layer F.Cu) (net 147 ))</text:p>
          </table:table-cell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table:formula="of:=[.D20]+[.$D$5]" office:value-type="float" office:value="223.95" calcext:value-type="float">
            <text:p>223.95</text:p>
          </table:table-cell>
          <table:table-cell office:value-type="string" calcext:value-type="string">
            <text:p>116.65)</text:p>
          </table:table-cell>
          <table:table-cell office:value-type="string" calcext:value-type="string">
            <text:p>(end</text:p>
          </table:table-cell>
          <table:table-cell table:formula="of:=[.G20]+[.$D$5]" office:value-type="float" office:value="224.750004" calcext:value-type="float">
            <text:p>224.750004</text:p>
          </table:table-cell>
          <table:table-cell office:value-type="string" calcext:value-type="string">
            <text:p>115.849996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table:formula="of:=[.$B$5]" office:value-type="float" office:value="147" calcext:value-type="float">
            <text:p>147</text:p>
          </table:table-cell>
          <table:table-cell table:formula="of:=[.O20]" office:value-type="string" office:string-value="))" calcext:value-type="string">
            <text:p>))</text:p>
          </table:table-cell>
          <table:table-cell table:formula="of:=CONCATENATE(&quot;  &quot;;[.B42];&quot; &quot;;[.C42];&quot; &quot;;[.D42];&quot; &quot;;[.E42];&quot; &quot;;[.F42];&quot; &quot;;[.G42];&quot; &quot;;[.H42];&quot; &quot;;[.I42];&quot; &quot;;[.J42];&quot; &quot;;[.K42];&quot; &quot;;[.L42];&quot; &quot;;[.M42];&quot; &quot;;[.N42];&quot; &quot;;[.O42])" office:value-type="string" office:string-value="  (segment (start 223.95 116.65) (end 224.750004 115.849996) (width 0.15) (layer F.Cu) (net 147 ))" calcext:value-type="string">
            <text:p><text:s text:c="2"/>(segment (start 223.95 116.65) (end 224.750004 115.849996) (width 0.15) (layer F.Cu) (net 147 ))</text:p>
          </table:table-cell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table:formula="of:=[.D21]+[.$D$5]" office:value-type="float" office:value="221.25" calcext:value-type="float">
            <text:p>221.25</text:p>
          </table:table-cell>
          <table:table-cell office:value-type="string" calcext:value-type="string">
            <text:p>115.65)</text:p>
          </table:table-cell>
          <table:table-cell office:value-type="string" calcext:value-type="string">
            <text:p>(end</text:p>
          </table:table-cell>
          <table:table-cell table:formula="of:=[.G21]+[.$D$5]" office:value-type="float" office:value="223.7" calcext:value-type="float">
            <text:p>223.7</text:p>
          </table:table-cell>
          <table:table-cell office:value-type="string" calcext:value-type="string">
            <text:p>115.65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table:formula="of:=[.$B$6]" office:value-type="float" office:value="148" calcext:value-type="float">
            <text:p>148</text:p>
          </table:table-cell>
          <table:table-cell table:formula="of:=[.O21]" office:value-type="string" office:string-value="))" calcext:value-type="string">
            <text:p>))</text:p>
          </table:table-cell>
          <table:table-cell table:formula="of:=CONCATENATE(&quot;  &quot;;[.B43];&quot; &quot;;[.C43];&quot; &quot;;[.D43];&quot; &quot;;[.E43];&quot; &quot;;[.F43];&quot; &quot;;[.G43];&quot; &quot;;[.H43];&quot; &quot;;[.I43];&quot; &quot;;[.J43];&quot; &quot;;[.K43];&quot; &quot;;[.L43];&quot; &quot;;[.M43];&quot; &quot;;[.N43];&quot; &quot;;[.O43])" office:value-type="string" office:string-value="  (segment (start 221.25 115.65) (end 223.7 115.65) (width 0.15) (layer F.Cu) (net 148 ))" calcext:value-type="string">
            <text:p><text:s text:c="2"/>(segment (start 221.25 115.65) (end 223.7 115.65) (width 0.15) (layer F.Cu) (net 148 ))</text:p>
          </table:table-cell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table:formula="of:=[.D22]+[.$D$5]" office:value-type="float" office:value="223.75" calcext:value-type="float">
            <text:p>223.75</text:p>
          </table:table-cell>
          <table:table-cell office:value-type="string" calcext:value-type="string">
            <text:p>102.6)</text:p>
          </table:table-cell>
          <table:table-cell office:value-type="string" calcext:value-type="string">
            <text:p>(end</text:p>
          </table:table-cell>
          <table:table-cell table:formula="of:=[.G22]+[.$D$5]" office:value-type="float" office:value="222.75" calcext:value-type="float">
            <text:p>222.75</text:p>
          </table:table-cell>
          <table:table-cell office:value-type="string" calcext:value-type="string">
            <text:p>102.6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table:formula="of:=[.$B$6]" office:value-type="float" office:value="148" calcext:value-type="float">
            <text:p>148</text:p>
          </table:table-cell>
          <table:table-cell table:formula="of:=[.O22]" office:value-type="string" office:string-value="))" calcext:value-type="string">
            <text:p>))</text:p>
          </table:table-cell>
          <table:table-cell table:formula="of:=CONCATENATE(&quot;  &quot;;[.B44];&quot; &quot;;[.C44];&quot; &quot;;[.D44];&quot; &quot;;[.E44];&quot; &quot;;[.F44];&quot; &quot;;[.G44];&quot; &quot;;[.H44];&quot; &quot;;[.I44];&quot; &quot;;[.J44];&quot; &quot;;[.K44];&quot; &quot;;[.L44];&quot; &quot;;[.M44];&quot; &quot;;[.N44];&quot; &quot;;[.O44])" office:value-type="string" office:string-value="  (segment (start 223.75 102.6) (end 222.75 102.6) (width 0.15) (layer F.Cu) (net 148 ))" calcext:value-type="string">
            <text:p><text:s text:c="2"/>(segment (start 223.75 102.6) (end 222.75 102.6) (width 0.15) (layer F.Cu) (net 148 ))</text:p>
          </table:table-cell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table:formula="of:=[.D23]+[.$D$5]" office:value-type="float" office:value="224.450002" calcext:value-type="float">
            <text:p>224.450002</text:p>
          </table:table-cell>
          <table:table-cell office:value-type="string" calcext:value-type="string">
            <text:p>103.300002)</text:p>
          </table:table-cell>
          <table:table-cell office:value-type="string" calcext:value-type="string">
            <text:p>(end</text:p>
          </table:table-cell>
          <table:table-cell table:formula="of:=[.G23]+[.$D$5]" office:value-type="float" office:value="223.75" calcext:value-type="float">
            <text:p>223.75</text:p>
          </table:table-cell>
          <table:table-cell office:value-type="string" calcext:value-type="string">
            <text:p>102.6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table:formula="of:=[.$B$6]" office:value-type="float" office:value="148" calcext:value-type="float">
            <text:p>148</text:p>
          </table:table-cell>
          <table:table-cell table:formula="of:=[.O23]" office:value-type="string" office:string-value="))" calcext:value-type="string">
            <text:p>))</text:p>
          </table:table-cell>
          <table:table-cell table:formula="of:=CONCATENATE(&quot;  &quot;;[.B45];&quot; &quot;;[.C45];&quot; &quot;;[.D45];&quot; &quot;;[.E45];&quot; &quot;;[.F45];&quot; &quot;;[.G45];&quot; &quot;;[.H45];&quot; &quot;;[.I45];&quot; &quot;;[.J45];&quot; &quot;;[.K45];&quot; &quot;;[.L45];&quot; &quot;;[.M45];&quot; &quot;;[.N45];&quot; &quot;;[.O45])" office:value-type="string" office:string-value="  (segment (start 224.450002 103.300002) (end 223.75 102.6) (width 0.15) (layer F.Cu) (net 148 ))" calcext:value-type="string">
            <text:p><text:s text:c="2"/>(segment (start 224.450002 103.300002) (end 223.75 102.6) (width 0.15) (layer F.Cu) (net 148 ))</text:p>
          </table:table-cell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table:formula="of:=[.D24]+[.$D$5]" office:value-type="float" office:value="224.450002" calcext:value-type="float">
            <text:p>224.450002</text:p>
          </table:table-cell>
          <table:table-cell office:value-type="string" calcext:value-type="string">
            <text:p>114.899998)</text:p>
          </table:table-cell>
          <table:table-cell office:value-type="string" calcext:value-type="string">
            <text:p>(end</text:p>
          </table:table-cell>
          <table:table-cell table:formula="of:=[.G24]+[.$D$5]" office:value-type="float" office:value="224.450002" calcext:value-type="float">
            <text:p>224.450002</text:p>
          </table:table-cell>
          <table:table-cell office:value-type="string" calcext:value-type="string">
            <text:p>103.300002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table:formula="of:=[.$B$6]" office:value-type="float" office:value="148" calcext:value-type="float">
            <text:p>148</text:p>
          </table:table-cell>
          <table:table-cell table:formula="of:=[.O24]" office:value-type="string" office:string-value="))" calcext:value-type="string">
            <text:p>))</text:p>
          </table:table-cell>
          <table:table-cell table:formula="of:=CONCATENATE(&quot;  &quot;;[.B46];&quot; &quot;;[.C46];&quot; &quot;;[.D46];&quot; &quot;;[.E46];&quot; &quot;;[.F46];&quot; &quot;;[.G46];&quot; &quot;;[.H46];&quot; &quot;;[.I46];&quot; &quot;;[.J46];&quot; &quot;;[.K46];&quot; &quot;;[.L46];&quot; &quot;;[.M46];&quot; &quot;;[.N46];&quot; &quot;;[.O46])" office:value-type="string" office:string-value="  (segment (start 224.450002 114.899998) (end 224.450002 103.300002) (width 0.15) (layer F.Cu) (net 148 ))" calcext:value-type="string">
            <text:p><text:s text:c="2"/>(segment (start 224.450002 114.899998) (end 224.450002 103.300002) (width 0.15) (layer F.Cu) (net 148 ))</text:p>
          </table:table-cell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table:formula="of:=[.D25]+[.$D$5]" office:value-type="float" office:value="223.7" calcext:value-type="float">
            <text:p>223.7</text:p>
          </table:table-cell>
          <table:table-cell office:value-type="string" calcext:value-type="string">
            <text:p>115.65)</text:p>
          </table:table-cell>
          <table:table-cell office:value-type="string" calcext:value-type="string">
            <text:p>(end</text:p>
          </table:table-cell>
          <table:table-cell table:formula="of:=[.G25]+[.$D$5]" office:value-type="float" office:value="224.450002" calcext:value-type="float">
            <text:p>224.450002</text:p>
          </table:table-cell>
          <table:table-cell office:value-type="string" calcext:value-type="string">
            <text:p>114.899998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table:formula="of:=[.$B$6]" office:value-type="float" office:value="148" calcext:value-type="float">
            <text:p>148</text:p>
          </table:table-cell>
          <table:table-cell table:formula="of:=[.O25]" office:value-type="string" office:string-value="))" calcext:value-type="string">
            <text:p>))</text:p>
          </table:table-cell>
          <table:table-cell table:formula="of:=CONCATENATE(&quot;  &quot;;[.B47];&quot; &quot;;[.C47];&quot; &quot;;[.D47];&quot; &quot;;[.E47];&quot; &quot;;[.F47];&quot; &quot;;[.G47];&quot; &quot;;[.H47];&quot; &quot;;[.I47];&quot; &quot;;[.J47];&quot; &quot;;[.K47];&quot; &quot;;[.L47];&quot; &quot;;[.M47];&quot; &quot;;[.N47];&quot; &quot;;[.O47])" office:value-type="string" office:string-value="  (segment (start 223.7 115.65) (end 224.450002 114.899998) (width 0.15) (layer F.Cu) (net 148 ))" calcext:value-type="string">
            <text:p><text:s text:c="2"/>(segment (start 223.7 115.65) (end 224.450002 114.899998) (width 0.15) (layer F.Cu) (net 148 ))</text:p>
          </table:table-cell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table:formula="of:=[.D26]+[.$D$5]" office:value-type="float" office:value="223.25" calcext:value-type="float">
            <text:p>223.25</text:p>
          </table:table-cell>
          <table:table-cell office:value-type="string" calcext:value-type="string">
            <text:p>114.65)</text:p>
          </table:table-cell>
          <table:table-cell office:value-type="string" calcext:value-type="string">
            <text:p>(end</text:p>
          </table:table-cell>
          <table:table-cell table:formula="of:=[.G26]+[.$D$5]" office:value-type="float" office:value="223.3" calcext:value-type="float">
            <text:p>223.3</text:p>
          </table:table-cell>
          <table:table-cell office:value-type="string" calcext:value-type="string">
            <text:p>114.65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table:formula="of:=[.$B$7]" office:value-type="float" office:value="149" calcext:value-type="float">
            <text:p>149</text:p>
          </table:table-cell>
          <table:table-cell table:formula="of:=[.O26]" office:value-type="string" office:string-value="))" calcext:value-type="string">
            <text:p>))</text:p>
          </table:table-cell>
          <table:table-cell table:formula="of:=CONCATENATE(&quot;  &quot;;[.B48];&quot; &quot;;[.C48];&quot; &quot;;[.D48];&quot; &quot;;[.E48];&quot; &quot;;[.F48];&quot; &quot;;[.G48];&quot; &quot;;[.H48];&quot; &quot;;[.I48];&quot; &quot;;[.J48];&quot; &quot;;[.K48];&quot; &quot;;[.L48];&quot; &quot;;[.M48];&quot; &quot;;[.N48];&quot; &quot;;[.O48])" office:value-type="string" office:string-value="  (segment (start 223.25 114.65) (end 223.3 114.65) (width 0.15) (layer F.Cu) (net 149 ))" calcext:value-type="string">
            <text:p><text:s text:c="2"/>(segment (start 223.25 114.65) (end 223.3 114.65) (width 0.15) (layer F.Cu) (net 149 ))</text:p>
          </table:table-cell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table:formula="of:=[.D27]+[.$D$5]" office:value-type="float" office:value="223.3" calcext:value-type="float">
            <text:p>223.3</text:p>
          </table:table-cell>
          <table:table-cell office:value-type="string" calcext:value-type="string">
            <text:p>114.65)</text:p>
          </table:table-cell>
          <table:table-cell office:value-type="string" calcext:value-type="string">
            <text:p>(end</text:p>
          </table:table-cell>
          <table:table-cell table:formula="of:=[.G27]+[.$D$5]" office:value-type="float" office:value="224.15" calcext:value-type="float">
            <text:p>224.15</text:p>
          </table:table-cell>
          <table:table-cell office:value-type="string" calcext:value-type="string">
            <text:p>113.8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table:formula="of:=[.$B$7]" office:value-type="float" office:value="149" calcext:value-type="float">
            <text:p>149</text:p>
          </table:table-cell>
          <table:table-cell table:formula="of:=[.O27]" office:value-type="string" office:string-value="))" calcext:value-type="string">
            <text:p>))</text:p>
          </table:table-cell>
          <table:table-cell table:formula="of:=CONCATENATE(&quot;  &quot;;[.B49];&quot; &quot;;[.C49];&quot; &quot;;[.D49];&quot; &quot;;[.E49];&quot; &quot;;[.F49];&quot; &quot;;[.G49];&quot; &quot;;[.H49];&quot; &quot;;[.I49];&quot; &quot;;[.J49];&quot; &quot;;[.K49];&quot; &quot;;[.L49];&quot; &quot;;[.M49];&quot; &quot;;[.N49];&quot; &quot;;[.O49])" office:value-type="string" office:string-value="  (segment (start 223.3 114.65) (end 224.15 113.8) (width 0.15) (layer F.Cu) (net 149 ))" calcext:value-type="string">
            <text:p><text:s text:c="2"/>(segment (start 223.3 114.65) (end 224.15 113.8) (width 0.15) (layer F.Cu) (net 149 ))</text:p>
          </table:table-cell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table:formula="of:=[.D28]+[.$D$5]" office:value-type="float" office:value="224.15" calcext:value-type="float">
            <text:p>224.15</text:p>
          </table:table-cell>
          <table:table-cell office:value-type="string" calcext:value-type="string">
            <text:p>113.8)</text:p>
          </table:table-cell>
          <table:table-cell office:value-type="string" calcext:value-type="string">
            <text:p>(end</text:p>
          </table:table-cell>
          <table:table-cell table:formula="of:=[.G28]+[.$D$5]" office:value-type="float" office:value="224.15" calcext:value-type="float">
            <text:p>224.15</text:p>
          </table:table-cell>
          <table:table-cell office:value-type="string" calcext:value-type="string">
            <text:p>104.7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table:formula="of:=[.$B$7]" office:value-type="float" office:value="149" calcext:value-type="float">
            <text:p>149</text:p>
          </table:table-cell>
          <table:table-cell table:formula="of:=[.O28]" office:value-type="string" office:string-value="))" calcext:value-type="string">
            <text:p>))</text:p>
          </table:table-cell>
          <table:table-cell table:formula="of:=CONCATENATE(&quot;  &quot;;[.B50];&quot; &quot;;[.C50];&quot; &quot;;[.D50];&quot; &quot;;[.E50];&quot; &quot;;[.F50];&quot; &quot;;[.G50];&quot; &quot;;[.H50];&quot; &quot;;[.I50];&quot; &quot;;[.J50];&quot; &quot;;[.K50];&quot; &quot;;[.L50];&quot; &quot;;[.M50];&quot; &quot;;[.N50];&quot; &quot;;[.O50])" office:value-type="string" office:string-value="  (segment (start 224.15 113.8) (end 224.15 104.7) (width 0.15) (layer F.Cu) (net 149 ))" calcext:value-type="string">
            <text:p><text:s text:c="2"/>(segment (start 224.15 113.8) (end 224.15 104.7) (width 0.15) (layer F.Cu) (net 149 ))</text:p>
          </table:table-cell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table:formula="of:=[.D29]+[.$D$5]" office:value-type="float" office:value="224.15" calcext:value-type="float">
            <text:p>224.15</text:p>
          </table:table-cell>
          <table:table-cell office:value-type="string" calcext:value-type="string">
            <text:p>104.7)</text:p>
          </table:table-cell>
          <table:table-cell office:value-type="string" calcext:value-type="string">
            <text:p>(end</text:p>
          </table:table-cell>
          <table:table-cell table:formula="of:=[.G29]+[.$D$5]" office:value-type="float" office:value="223.75" calcext:value-type="float">
            <text:p>223.75</text:p>
          </table:table-cell>
          <table:table-cell office:value-type="string" calcext:value-type="string">
            <text:p>104.3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table:formula="of:=[.$B$7]" office:value-type="float" office:value="149" calcext:value-type="float">
            <text:p>149</text:p>
          </table:table-cell>
          <table:table-cell table:formula="of:=[.O29]" office:value-type="string" office:string-value="))" calcext:value-type="string">
            <text:p>))</text:p>
          </table:table-cell>
          <table:table-cell table:formula="of:=CONCATENATE(&quot;  &quot;;[.B51];&quot; &quot;;[.C51];&quot; &quot;;[.D51];&quot; &quot;;[.E51];&quot; &quot;;[.F51];&quot; &quot;;[.G51];&quot; &quot;;[.H51];&quot; &quot;;[.I51];&quot; &quot;;[.J51];&quot; &quot;;[.K51];&quot; &quot;;[.L51];&quot; &quot;;[.M51];&quot; &quot;;[.N51];&quot; &quot;;[.O51])" office:value-type="string" office:string-value="  (segment (start 224.15 104.7) (end 223.75 104.3) (width 0.15) (layer F.Cu) (net 149 ))" calcext:value-type="string">
            <text:p><text:s text:c="2"/>(segment (start 224.15 104.7) (end 223.75 104.3) (width 0.15) (layer F.Cu) (net 149 ))</text:p>
          </table:table-cell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table:formula="of:=[.D30]+[.$D$5]" office:value-type="float" office:value="223.75" calcext:value-type="float">
            <text:p>223.75</text:p>
          </table:table-cell>
          <table:table-cell office:value-type="string" calcext:value-type="string">
            <text:p>104.3)</text:p>
          </table:table-cell>
          <table:table-cell office:value-type="string" calcext:value-type="string">
            <text:p>(end</text:p>
          </table:table-cell>
          <table:table-cell table:formula="of:=[.G30]+[.$D$5]" office:value-type="float" office:value="222.75" calcext:value-type="float">
            <text:p>222.75</text:p>
          </table:table-cell>
          <table:table-cell office:value-type="string" calcext:value-type="string">
            <text:p>104.3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table:formula="of:=[.$B$7]" office:value-type="float" office:value="149" calcext:value-type="float">
            <text:p>149</text:p>
          </table:table-cell>
          <table:table-cell table:formula="of:=[.O30]" office:value-type="string" office:string-value="))" calcext:value-type="string">
            <text:p>))</text:p>
          </table:table-cell>
          <table:table-cell table:formula="of:=CONCATENATE(&quot;  &quot;;[.B52];&quot; &quot;;[.C52];&quot; &quot;;[.D52];&quot; &quot;;[.E52];&quot; &quot;;[.F52];&quot; &quot;;[.G52];&quot; &quot;;[.H52];&quot; &quot;;[.I52];&quot; &quot;;[.J52];&quot; &quot;;[.K52];&quot; &quot;;[.L52];&quot; &quot;;[.M52];&quot; &quot;;[.N52];&quot; &quot;;[.O52])" office:value-type="string" office:string-value="  (segment (start 223.75 104.3) (end 222.75 104.3) (width 0.15) (layer F.Cu) (net 149 ))" calcext:value-type="string">
            <text:p><text:s text:c="2"/>(segment (start 223.75 104.3) (end 222.75 104.3) (width 0.15) (layer F.Cu) (net 149 ))</text:p>
          </table:table-cell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table:formula="of:=[.D31]+[.$D$5]" office:value-type="float" office:value="221.25" calcext:value-type="float">
            <text:p>221.25</text:p>
          </table:table-cell>
          <table:table-cell office:value-type="string" calcext:value-type="string">
            <text:p>113.65)</text:p>
          </table:table-cell>
          <table:table-cell office:value-type="string" calcext:value-type="string">
            <text:p>(end</text:p>
          </table:table-cell>
          <table:table-cell table:formula="of:=[.G31]+[.$D$5]" office:value-type="float" office:value="222.2" calcext:value-type="float">
            <text:p>222.2</text:p>
          </table:table-cell>
          <table:table-cell office:value-type="string" calcext:value-type="string">
            <text:p>112.7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table:formula="of:=[.$B$8]" office:value-type="float" office:value="150" calcext:value-type="float">
            <text:p>150</text:p>
          </table:table-cell>
          <table:table-cell table:formula="of:=[.O31]" office:value-type="string" office:string-value="))" calcext:value-type="string">
            <text:p>))</text:p>
          </table:table-cell>
          <table:table-cell table:formula="of:=CONCATENATE(&quot;  &quot;;[.B53];&quot; &quot;;[.C53];&quot; &quot;;[.D53];&quot; &quot;;[.E53];&quot; &quot;;[.F53];&quot; &quot;;[.G53];&quot; &quot;;[.H53];&quot; &quot;;[.I53];&quot; &quot;;[.J53];&quot; &quot;;[.K53];&quot; &quot;;[.L53];&quot; &quot;;[.M53];&quot; &quot;;[.N53];&quot; &quot;;[.O53])" office:value-type="string" office:string-value="  (segment (start 221.25 113.65) (end 222.2 112.7) (width 0.15) (layer F.Cu) (net 150 ))" calcext:value-type="string">
            <text:p><text:s text:c="2"/>(segment (start 221.25 113.65) (end 222.2 112.7) (width 0.15) (layer F.Cu) (net 150 ))</text:p>
          </table:table-cell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table:formula="of:=[.D32]+[.$D$5]" office:value-type="float" office:value="222.75" calcext:value-type="float">
            <text:p>222.75</text:p>
          </table:table-cell>
          <table:table-cell office:value-type="string" calcext:value-type="string">
            <text:p>108.35)</text:p>
          </table:table-cell>
          <table:table-cell office:value-type="string" calcext:value-type="string">
            <text:p>(end</text:p>
          </table:table-cell>
          <table:table-cell table:formula="of:=[.G32]+[.$D$5]" office:value-type="float" office:value="222.75" calcext:value-type="float">
            <text:p>222.75</text:p>
          </table:table-cell>
          <table:table-cell office:value-type="string" calcext:value-type="string">
            <text:p>106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table:formula="of:=[.$B$8]" office:value-type="float" office:value="150" calcext:value-type="float">
            <text:p>150</text:p>
          </table:table-cell>
          <table:table-cell table:formula="of:=[.O32]" office:value-type="string" office:string-value="))" calcext:value-type="string">
            <text:p>))</text:p>
          </table:table-cell>
          <table:table-cell table:formula="of:=CONCATENATE(&quot;  &quot;;[.B54];&quot; &quot;;[.C54];&quot; &quot;;[.D54];&quot; &quot;;[.E54];&quot; &quot;;[.F54];&quot; &quot;;[.G54];&quot; &quot;;[.H54];&quot; &quot;;[.I54];&quot; &quot;;[.J54];&quot; &quot;;[.K54];&quot; &quot;;[.L54];&quot; &quot;;[.M54];&quot; &quot;;[.N54];&quot; &quot;;[.O54])" office:value-type="string" office:string-value="  (segment (start 222.75 108.35) (end 222.75 106) (width 0.15) (layer F.Cu) (net 150 ))" calcext:value-type="string">
            <text:p><text:s text:c="2"/>(segment (start 222.75 108.35) (end 222.75 106) (width 0.15) (layer F.Cu) (net 150 ))</text:p>
          </table:table-cell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table:formula="of:=[.D33]+[.$D$5]" office:value-type="float" office:value="222.2" calcext:value-type="float">
            <text:p>222.2</text:p>
          </table:table-cell>
          <table:table-cell office:value-type="string" calcext:value-type="string">
            <text:p>108.9)</text:p>
          </table:table-cell>
          <table:table-cell office:value-type="string" calcext:value-type="string">
            <text:p>(end</text:p>
          </table:table-cell>
          <table:table-cell table:formula="of:=[.G33]+[.$D$5]" office:value-type="float" office:value="222.75" calcext:value-type="float">
            <text:p>222.75</text:p>
          </table:table-cell>
          <table:table-cell office:value-type="string" calcext:value-type="string">
            <text:p>108.35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table:formula="of:=[.$B$8]" office:value-type="float" office:value="150" calcext:value-type="float">
            <text:p>150</text:p>
          </table:table-cell>
          <table:table-cell table:formula="of:=[.O33]" office:value-type="string" office:string-value="))" calcext:value-type="string">
            <text:p>))</text:p>
          </table:table-cell>
          <table:table-cell table:formula="of:=CONCATENATE(&quot;  &quot;;[.B55];&quot; &quot;;[.C55];&quot; &quot;;[.D55];&quot; &quot;;[.E55];&quot; &quot;;[.F55];&quot; &quot;;[.G55];&quot; &quot;;[.H55];&quot; &quot;;[.I55];&quot; &quot;;[.J55];&quot; &quot;;[.K55];&quot; &quot;;[.L55];&quot; &quot;;[.M55];&quot; &quot;;[.N55];&quot; &quot;;[.O55])" office:value-type="string" office:string-value="  (segment (start 222.2 108.9) (end 222.75 108.35) (width 0.15) (layer F.Cu) (net 150 ))" calcext:value-type="string">
            <text:p><text:s text:c="2"/>(segment (start 222.2 108.9) (end 222.75 108.35) (width 0.15) (layer F.Cu) (net 150 ))</text:p>
          </table:table-cell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table:formula="of:=[.D34]+[.$D$5]" office:value-type="float" office:value="222.2" calcext:value-type="float">
            <text:p>222.2</text:p>
          </table:table-cell>
          <table:table-cell office:value-type="string" calcext:value-type="string">
            <text:p>112.7)</text:p>
          </table:table-cell>
          <table:table-cell office:value-type="string" calcext:value-type="string">
            <text:p>(end</text:p>
          </table:table-cell>
          <table:table-cell table:formula="of:=[.G34]+[.$D$5]" office:value-type="float" office:value="222.2" calcext:value-type="float">
            <text:p>222.2</text:p>
          </table:table-cell>
          <table:table-cell office:value-type="string" calcext:value-type="string">
            <text:p>108.9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table:formula="of:=[.$B$8]" office:value-type="float" office:value="150" calcext:value-type="float">
            <text:p>150</text:p>
          </table:table-cell>
          <table:table-cell table:formula="of:=[.O34]" office:value-type="string" office:string-value="))" calcext:value-type="string">
            <text:p>))</text:p>
          </table:table-cell>
          <table:table-cell table:formula="of:=CONCATENATE(&quot;  &quot;;[.B56];&quot; &quot;;[.C56];&quot; &quot;;[.D56];&quot; &quot;;[.E56];&quot; &quot;;[.F56];&quot; &quot;;[.G56];&quot; &quot;;[.H56];&quot; &quot;;[.I56];&quot; &quot;;[.J56];&quot; &quot;;[.K56];&quot; &quot;;[.L56];&quot; &quot;;[.M56];&quot; &quot;;[.N56];&quot; &quot;;[.O56])" office:value-type="string" office:string-value="  (segment (start 222.2 112.7) (end 222.2 108.9) (width 0.15) (layer F.Cu) (net 150 ))" calcext:value-type="string">
            <text:p><text:s text:c="2"/>(segment (start 222.2 112.7) (end 222.2 108.9) (width 0.15) (layer F.Cu) (net 150 ))</text:p>
          </table:table-cell>
        </table:table-row>
      </table:table>
      <table:table table:name="Common_Signals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9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5" table:number-rows-spanned="1">
            <text:p>Reference</text:p>
          </table:table-cell>
          <table:covered-table-cell table:number-columns-repeated="14"/>
        </table:table-row>
        <table:table-row table:style-name="ro1">
          <table:table-cell office:value-type="string" calcext:value-type="string">
            <text:p><text:s text:c="2"/>(via (at </text:p>
          </table:table-cell>
          <table:table-cell office:value-type="float" office:value="67.45" calcext:value-type="float">
            <text:p>67.45</text:p>
          </table:table-cell>
          <table:table-cell office:value-type="string" calcext:value-type="string">
            <text:p><text:s/>106.3) (size 0.6) (drill 0.3) (layers F.Cu B.Cu) (net 11)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67.45" calcext:value-type="float">
            <text:p>67.45</text:p>
          </table:table-cell>
          <table:table-cell office:value-type="string" calcext:value-type="string">
            <text:p><text:s/>106.95) (end </text:p>
          </table:table-cell>
          <table:table-cell office:value-type="float" office:value="67.45" calcext:value-type="float">
            <text:p>67.45</text:p>
          </table:table-cell>
          <table:table-cell office:value-type="string" calcext:value-type="string">
            <text:p><text:s/>106.3) (width 0.15) (layer In1.Cu) (net 11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67.1" calcext:value-type="float">
            <text:p>67.1</text:p>
          </table:table-cell>
          <table:table-cell office:value-type="string" calcext:value-type="string">
            <text:p><text:s/>107.3) (end </text:p>
          </table:table-cell>
          <table:table-cell office:value-type="float" office:value="67.45" calcext:value-type="float">
            <text:p>67.45</text:p>
          </table:table-cell>
          <table:table-cell office:value-type="string" calcext:value-type="string">
            <text:p><text:s/>106.95) (width 0.15) (layer In1.Cu) (net 11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67.1" calcext:value-type="float">
            <text:p>67.1</text:p>
          </table:table-cell>
          <table:table-cell office:value-type="string" calcext:value-type="string">
            <text:p><text:s/>109.75) (end </text:p>
          </table:table-cell>
          <table:table-cell office:value-type="float" office:value="67.1" calcext:value-type="float">
            <text:p>67.1</text:p>
          </table:table-cell>
          <table:table-cell office:value-type="string" calcext:value-type="string">
            <text:p><text:s/>107.3) (width 0.15) (layer In1.Cu) (net 11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67.6" calcext:value-type="float">
            <text:p>67.6</text:p>
          </table:table-cell>
          <table:table-cell office:value-type="string" calcext:value-type="string">
            <text:p><text:s/>110.25) (end </text:p>
          </table:table-cell>
          <table:table-cell office:value-type="float" office:value="67.1" calcext:value-type="float">
            <text:p>67.1</text:p>
          </table:table-cell>
          <table:table-cell office:value-type="string" calcext:value-type="string">
            <text:p><text:s/>109.75) (width 0.15) (layer In1.Cu) (net 11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67.6" calcext:value-type="float">
            <text:p>67.6</text:p>
          </table:table-cell>
          <table:table-cell office:value-type="string" calcext:value-type="string">
            <text:p><text:s/>111.25) (end </text:p>
          </table:table-cell>
          <table:table-cell office:value-type="float" office:value="67.6" calcext:value-type="float">
            <text:p>67.6</text:p>
          </table:table-cell>
          <table:table-cell office:value-type="string" calcext:value-type="string">
            <text:p><text:s/>110.25) (width 0.15) (layer In1.Cu) (net 11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67.6" calcext:value-type="float">
            <text:p>67.6</text:p>
          </table:table-cell>
          <table:table-cell office:value-type="string" calcext:value-type="string">
            <text:p><text:s/>111.25) (end </text:p>
          </table:table-cell>
          <table:table-cell office:value-type="float" office:value="66.75" calcext:value-type="float">
            <text:p>66.75</text:p>
          </table:table-cell>
          <table:table-cell office:value-type="string" calcext:value-type="string">
            <text:p><text:s/>112.1) (width 0.15) (layer In1.Cu) (net 11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66.75" calcext:value-type="float">
            <text:p>66.75</text:p>
          </table:table-cell>
          <table:table-cell office:value-type="string" calcext:value-type="string">
            <text:p><text:s/>112.65) (end </text:p>
          </table:table-cell>
          <table:table-cell office:value-type="float" office:value="66.75" calcext:value-type="float">
            <text:p>66.75</text:p>
          </table:table-cell>
          <table:table-cell office:value-type="string" calcext:value-type="string">
            <text:p><text:s/>112.1) (width 0.15) (layer In1.Cu) (net 11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68.75" calcext:value-type="float">
            <text:p>68.75</text:p>
          </table:table-cell>
          <table:table-cell office:value-type="string" calcext:value-type="string">
            <text:p><text:s/>111.65) (end </text:p>
          </table:table-cell>
          <table:table-cell office:value-type="float" office:value="68.65" calcext:value-type="float">
            <text:p>68.65</text:p>
          </table:table-cell>
          <table:table-cell office:value-type="string" calcext:value-type="string">
            <text:p><text:s/>111.65) (width 0.15) (layer In1.Cu) (net 12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68.65" calcext:value-type="float">
            <text:p>68.65</text:p>
          </table:table-cell>
          <table:table-cell office:value-type="string" calcext:value-type="string">
            <text:p><text:s/>111.65) (end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111) (width 0.15) (layer In1.Cu) (net 12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111) (end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105.75) (width 0.15) (layer In1.Cu) (net 12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(via (at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105.75) (size 0.6) (drill 0.3) (layers F.Cu B.Cu) (net 12)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2"/>(via (at </text:p>
          </table:table-cell>
          <table:table-cell office:value-type="float" office:value="66.75" calcext:value-type="float">
            <text:p>66.75</text:p>
          </table:table-cell>
          <table:table-cell office:value-type="string" calcext:value-type="string">
            <text:p><text:s/>106.85) (size 0.6) (drill 0.3) (layers F.Cu B.Cu) (net 13)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66.75" calcext:value-type="float">
            <text:p>66.75</text:p>
          </table:table-cell>
          <table:table-cell office:value-type="string" calcext:value-type="string">
            <text:p><text:s/>106.85) (end </text:p>
          </table:table-cell>
          <table:table-cell office:value-type="float" office:value="66.75" calcext:value-type="float">
            <text:p>66.75</text:p>
          </table:table-cell>
          <table:table-cell office:value-type="string" calcext:value-type="string">
            <text:p><text:s/>110.65) (width 0.15) (layer In1.Cu) (net 13))</text:p>
          </table:table-cell>
          <table:table-cell table:number-columns-repeated="10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Xoffset</text:p>
          </table:table-cell>
          <table:table-cell table:formula="of:=10*([.B22]-1)" office:value-type="float" office:value="150" calcext:value-type="float">
            <text:p>150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5"/>
          <table:table-cell table:style-name="ce2" office:value-type="string" calcext:value-type="string">
            <text:p>Output</text:p>
          </table:table-cell>
          <table:table-cell table:number-columns-repeated="9"/>
        </table:table-row>
        <table:table-row table:style-name="ro1">
          <table:table-cell table:formula="of:=[.A5]" office:value-type="string" office:string-value="  (via (at " calcext:value-type="string">
            <text:p><text:s text:c="2"/>(via (at </text:p>
          </table:table-cell>
          <table:table-cell table:formula="of:=[.B5]+[.$B$24]" office:value-type="float" office:value="217.45" calcext:value-type="float">
            <text:p>217.45</text:p>
          </table:table-cell>
          <table:table-cell table:formula="of:=[.C5]" office:value-type="string" office:string-value=" 106.3) (size 0.6) (drill 0.3) (layers F.Cu B.Cu) (net 11))" calcext:value-type="string">
            <text:p><text:s/>106.3) (size 0.6) (drill 0.3) (layers F.Cu B.Cu) (net 11))</text:p>
          </table:table-cell>
          <table:table-cell table:number-columns-repeated="2"/>
          <table:table-cell table:formula="of:=CONCATENATE([.A29];[.B29];[.C29];[.D29];[.E29])" office:value-type="string" office:string-value="  (via (at 217.45 106.3) (size 0.6) (drill 0.3) (layers F.Cu B.Cu) (net 11))" calcext:value-type="string">
            <text:p><text:s text:c="2"/>(via (at 217.45 106.3) (size 0.6) (drill 0.3) (layers F.Cu B.Cu) (net 11))</text:p>
          </table:table-cell>
          <table:table-cell table:number-columns-repeated="9"/>
        </table:table-row>
        <table:table-row table:style-name="ro1">
          <table:table-cell table:formula="of:=[.A6]" office:value-type="string" office:string-value="  (segment (start " calcext:value-type="string">
            <text:p><text:s text:c="2"/>(segment (start </text:p>
          </table:table-cell>
          <table:table-cell table:formula="of:=[.B6]+[.$B$24]" office:value-type="float" office:value="217.45" calcext:value-type="float">
            <text:p>217.45</text:p>
          </table:table-cell>
          <table:table-cell table:formula="of:=[.C6]" office:value-type="string" office:string-value=" 106.95) (end " calcext:value-type="string">
            <text:p><text:s/>106.95) (end </text:p>
          </table:table-cell>
          <table:table-cell table:formula="of:=[.D6]+[.$B$24]" office:value-type="float" office:value="217.45" calcext:value-type="float">
            <text:p>217.45</text:p>
          </table:table-cell>
          <table:table-cell table:formula="of:=[.E6]" office:value-type="string" office:string-value=" 106.3) (width 0.15) (layer In1.Cu) (net 11))" calcext:value-type="string">
            <text:p><text:s/>106.3) (width 0.15) (layer In1.Cu) (net 11))</text:p>
          </table:table-cell>
          <table:table-cell table:formula="of:=CONCATENATE([.A30];[.B30];[.C30];[.D30];[.E30])" office:value-type="string" office:string-value="  (segment (start 217.45 106.95) (end 217.45 106.3) (width 0.15) (layer In1.Cu) (net 11))" calcext:value-type="string">
            <text:p><text:s text:c="2"/>(segment (start 217.45 106.95) (end 217.45 106.3) (width 0.15) (layer In1.Cu) (net 11))</text:p>
          </table:table-cell>
          <table:table-cell table:number-columns-repeated="9"/>
        </table:table-row>
        <table:table-row table:style-name="ro1">
          <table:table-cell table:formula="of:=[.A7]" office:value-type="string" office:string-value="  (segment (start " calcext:value-type="string">
            <text:p><text:s text:c="2"/>(segment (start </text:p>
          </table:table-cell>
          <table:table-cell table:formula="of:=[.B7]+[.$B$24]" office:value-type="float" office:value="217.1" calcext:value-type="float">
            <text:p>217.1</text:p>
          </table:table-cell>
          <table:table-cell table:formula="of:=[.C7]" office:value-type="string" office:string-value=" 107.3) (end " calcext:value-type="string">
            <text:p><text:s/>107.3) (end </text:p>
          </table:table-cell>
          <table:table-cell table:formula="of:=[.D7]+[.$B$24]" office:value-type="float" office:value="217.45" calcext:value-type="float">
            <text:p>217.45</text:p>
          </table:table-cell>
          <table:table-cell table:formula="of:=[.E7]" office:value-type="string" office:string-value=" 106.95) (width 0.15) (layer In1.Cu) (net 11))" calcext:value-type="string">
            <text:p><text:s/>106.95) (width 0.15) (layer In1.Cu) (net 11))</text:p>
          </table:table-cell>
          <table:table-cell table:formula="of:=CONCATENATE([.A31];[.B31];[.C31];[.D31];[.E31])" office:value-type="string" office:string-value="  (segment (start 217.1 107.3) (end 217.45 106.95) (width 0.15) (layer In1.Cu) (net 11))" calcext:value-type="string">
            <text:p><text:s text:c="2"/>(segment (start 217.1 107.3) (end 217.45 106.95) (width 0.15) (layer In1.Cu) (net 11))</text:p>
          </table:table-cell>
          <table:table-cell table:number-columns-repeated="9"/>
        </table:table-row>
        <table:table-row table:style-name="ro1">
          <table:table-cell table:formula="of:=[.A8]" office:value-type="string" office:string-value="  (segment (start " calcext:value-type="string">
            <text:p><text:s text:c="2"/>(segment (start </text:p>
          </table:table-cell>
          <table:table-cell table:formula="of:=[.B8]+[.$B$24]" office:value-type="float" office:value="217.1" calcext:value-type="float">
            <text:p>217.1</text:p>
          </table:table-cell>
          <table:table-cell table:formula="of:=[.C8]" office:value-type="string" office:string-value=" 109.75) (end " calcext:value-type="string">
            <text:p><text:s/>109.75) (end </text:p>
          </table:table-cell>
          <table:table-cell table:formula="of:=[.D8]+[.$B$24]" office:value-type="float" office:value="217.1" calcext:value-type="float">
            <text:p>217.1</text:p>
          </table:table-cell>
          <table:table-cell table:formula="of:=[.E8]" office:value-type="string" office:string-value=" 107.3) (width 0.15) (layer In1.Cu) (net 11))" calcext:value-type="string">
            <text:p><text:s/>107.3) (width 0.15) (layer In1.Cu) (net 11))</text:p>
          </table:table-cell>
          <table:table-cell table:formula="of:=CONCATENATE([.A32];[.B32];[.C32];[.D32];[.E32])" office:value-type="string" office:string-value="  (segment (start 217.1 109.75) (end 217.1 107.3) (width 0.15) (layer In1.Cu) (net 11))" calcext:value-type="string">
            <text:p><text:s text:c="2"/>(segment (start 217.1 109.75) (end 217.1 107.3) (width 0.15) (layer In1.Cu) (net 11))</text:p>
          </table:table-cell>
          <table:table-cell table:number-columns-repeated="9"/>
        </table:table-row>
        <table:table-row table:style-name="ro1">
          <table:table-cell table:formula="of:=[.A9]" office:value-type="string" office:string-value="  (segment (start " calcext:value-type="string">
            <text:p><text:s text:c="2"/>(segment (start </text:p>
          </table:table-cell>
          <table:table-cell table:formula="of:=[.B9]+[.$B$24]" office:value-type="float" office:value="217.6" calcext:value-type="float">
            <text:p>217.6</text:p>
          </table:table-cell>
          <table:table-cell table:formula="of:=[.C9]" office:value-type="string" office:string-value=" 110.25) (end " calcext:value-type="string">
            <text:p><text:s/>110.25) (end </text:p>
          </table:table-cell>
          <table:table-cell table:formula="of:=[.D9]+[.$B$24]" office:value-type="float" office:value="217.1" calcext:value-type="float">
            <text:p>217.1</text:p>
          </table:table-cell>
          <table:table-cell table:formula="of:=[.E9]" office:value-type="string" office:string-value=" 109.75) (width 0.15) (layer In1.Cu) (net 11))" calcext:value-type="string">
            <text:p><text:s/>109.75) (width 0.15) (layer In1.Cu) (net 11))</text:p>
          </table:table-cell>
          <table:table-cell table:formula="of:=CONCATENATE([.A33];[.B33];[.C33];[.D33];[.E33])" office:value-type="string" office:string-value="  (segment (start 217.6 110.25) (end 217.1 109.75) (width 0.15) (layer In1.Cu) (net 11))" calcext:value-type="string">
            <text:p><text:s text:c="2"/>(segment (start 217.6 110.25) (end 217.1 109.75) (width 0.15) (layer In1.Cu) (net 11))</text:p>
          </table:table-cell>
          <table:table-cell table:number-columns-repeated="9"/>
        </table:table-row>
        <table:table-row table:style-name="ro1">
          <table:table-cell table:formula="of:=[.A10]" office:value-type="string" office:string-value="  (segment (start " calcext:value-type="string">
            <text:p><text:s text:c="2"/>(segment (start </text:p>
          </table:table-cell>
          <table:table-cell table:formula="of:=[.B10]+[.$B$24]" office:value-type="float" office:value="217.6" calcext:value-type="float">
            <text:p>217.6</text:p>
          </table:table-cell>
          <table:table-cell table:formula="of:=[.C10]" office:value-type="string" office:string-value=" 111.25) (end " calcext:value-type="string">
            <text:p><text:s/>111.25) (end </text:p>
          </table:table-cell>
          <table:table-cell table:formula="of:=[.D10]+[.$B$24]" office:value-type="float" office:value="217.6" calcext:value-type="float">
            <text:p>217.6</text:p>
          </table:table-cell>
          <table:table-cell table:formula="of:=[.E10]" office:value-type="string" office:string-value=" 110.25) (width 0.15) (layer In1.Cu) (net 11))" calcext:value-type="string">
            <text:p><text:s/>110.25) (width 0.15) (layer In1.Cu) (net 11))</text:p>
          </table:table-cell>
          <table:table-cell table:formula="of:=CONCATENATE([.A34];[.B34];[.C34];[.D34];[.E34])" office:value-type="string" office:string-value="  (segment (start 217.6 111.25) (end 217.6 110.25) (width 0.15) (layer In1.Cu) (net 11))" calcext:value-type="string">
            <text:p><text:s text:c="2"/>(segment (start 217.6 111.25) (end 217.6 110.25) (width 0.15) (layer In1.Cu) (net 11))</text:p>
          </table:table-cell>
          <table:table-cell table:number-columns-repeated="9"/>
        </table:table-row>
        <table:table-row table:style-name="ro1">
          <table:table-cell table:formula="of:=[.A11]" office:value-type="string" office:string-value="  (segment (start " calcext:value-type="string">
            <text:p><text:s text:c="2"/>(segment (start </text:p>
          </table:table-cell>
          <table:table-cell table:formula="of:=[.B11]+[.$B$24]" office:value-type="float" office:value="217.6" calcext:value-type="float">
            <text:p>217.6</text:p>
          </table:table-cell>
          <table:table-cell table:formula="of:=[.C11]" office:value-type="string" office:string-value=" 111.25) (end " calcext:value-type="string">
            <text:p><text:s/>111.25) (end </text:p>
          </table:table-cell>
          <table:table-cell table:formula="of:=[.D11]+[.$B$24]" office:value-type="float" office:value="216.75" calcext:value-type="float">
            <text:p>216.75</text:p>
          </table:table-cell>
          <table:table-cell table:formula="of:=[.E11]" office:value-type="string" office:string-value=" 112.1) (width 0.15) (layer In1.Cu) (net 11))" calcext:value-type="string">
            <text:p><text:s/>112.1) (width 0.15) (layer In1.Cu) (net 11))</text:p>
          </table:table-cell>
          <table:table-cell table:formula="of:=CONCATENATE([.A35];[.B35];[.C35];[.D35];[.E35])" office:value-type="string" office:string-value="  (segment (start 217.6 111.25) (end 216.75 112.1) (width 0.15) (layer In1.Cu) (net 11))" calcext:value-type="string">
            <text:p><text:s text:c="2"/>(segment (start 217.6 111.25) (end 216.75 112.1) (width 0.15) (layer In1.Cu) (net 11))</text:p>
          </table:table-cell>
          <table:table-cell table:number-columns-repeated="9"/>
        </table:table-row>
        <table:table-row table:style-name="ro1">
          <table:table-cell table:formula="of:=[.A12]" office:value-type="string" office:string-value="  (segment (start " calcext:value-type="string">
            <text:p><text:s text:c="2"/>(segment (start </text:p>
          </table:table-cell>
          <table:table-cell table:formula="of:=[.B12]+[.$B$24]" office:value-type="float" office:value="216.75" calcext:value-type="float">
            <text:p>216.75</text:p>
          </table:table-cell>
          <table:table-cell table:formula="of:=[.C12]" office:value-type="string" office:string-value=" 112.65) (end " calcext:value-type="string">
            <text:p><text:s/>112.65) (end </text:p>
          </table:table-cell>
          <table:table-cell table:formula="of:=[.D12]+[.$B$24]" office:value-type="float" office:value="216.75" calcext:value-type="float">
            <text:p>216.75</text:p>
          </table:table-cell>
          <table:table-cell table:formula="of:=[.E12]" office:value-type="string" office:string-value=" 112.1) (width 0.15) (layer In1.Cu) (net 11))" calcext:value-type="string">
            <text:p><text:s/>112.1) (width 0.15) (layer In1.Cu) (net 11))</text:p>
          </table:table-cell>
          <table:table-cell table:formula="of:=CONCATENATE([.A36];[.B36];[.C36];[.D36];[.E36])" office:value-type="string" office:string-value="  (segment (start 216.75 112.65) (end 216.75 112.1) (width 0.15) (layer In1.Cu) (net 11))" calcext:value-type="string">
            <text:p><text:s text:c="2"/>(segment (start 216.75 112.65) (end 216.75 112.1) (width 0.15) (layer In1.Cu) (net 11))</text:p>
          </table:table-cell>
          <table:table-cell table:number-columns-repeated="9"/>
        </table:table-row>
        <table:table-row table:style-name="ro1">
          <table:table-cell table:formula="of:=[.A13]" office:value-type="string" office:string-value="  (segment (start " calcext:value-type="string">
            <text:p><text:s text:c="2"/>(segment (start </text:p>
          </table:table-cell>
          <table:table-cell table:formula="of:=[.B13]+[.$B$24]" office:value-type="float" office:value="218.75" calcext:value-type="float">
            <text:p>218.75</text:p>
          </table:table-cell>
          <table:table-cell table:formula="of:=[.C13]" office:value-type="string" office:string-value=" 111.65) (end " calcext:value-type="string">
            <text:p><text:s/>111.65) (end </text:p>
          </table:table-cell>
          <table:table-cell table:formula="of:=[.D13]+[.$B$24]" office:value-type="float" office:value="218.65" calcext:value-type="float">
            <text:p>218.65</text:p>
          </table:table-cell>
          <table:table-cell table:formula="of:=[.E13]" office:value-type="string" office:string-value=" 111.65) (width 0.15) (layer In1.Cu) (net 12))" calcext:value-type="string">
            <text:p><text:s/>111.65) (width 0.15) (layer In1.Cu) (net 12))</text:p>
          </table:table-cell>
          <table:table-cell table:formula="of:=CONCATENATE([.A37];[.B37];[.C37];[.D37];[.E37])" office:value-type="string" office:string-value="  (segment (start 218.75 111.65) (end 218.65 111.65) (width 0.15) (layer In1.Cu) (net 12))" calcext:value-type="string">
            <text:p><text:s text:c="2"/>(segment (start 218.75 111.65) (end 218.65 111.65) (width 0.15) (layer In1.Cu) (net 12))</text:p>
          </table:table-cell>
          <table:table-cell table:number-columns-repeated="9"/>
        </table:table-row>
        <table:table-row table:style-name="ro1">
          <table:table-cell table:formula="of:=[.A14]" office:value-type="string" office:string-value="  (segment (start " calcext:value-type="string">
            <text:p><text:s text:c="2"/>(segment (start </text:p>
          </table:table-cell>
          <table:table-cell table:formula="of:=[.B14]+[.$B$24]" office:value-type="float" office:value="218.65" calcext:value-type="float">
            <text:p>218.65</text:p>
          </table:table-cell>
          <table:table-cell table:formula="of:=[.C14]" office:value-type="string" office:string-value=" 111.65) (end " calcext:value-type="string">
            <text:p><text:s/>111.65) (end </text:p>
          </table:table-cell>
          <table:table-cell table:formula="of:=[.D14]+[.$B$24]" office:value-type="float" office:value="218" calcext:value-type="float">
            <text:p>218</text:p>
          </table:table-cell>
          <table:table-cell table:formula="of:=[.E14]" office:value-type="string" office:string-value=" 111) (width 0.15) (layer In1.Cu) (net 12))" calcext:value-type="string">
            <text:p><text:s/>111) (width 0.15) (layer In1.Cu) (net 12))</text:p>
          </table:table-cell>
          <table:table-cell table:formula="of:=CONCATENATE([.A38];[.B38];[.C38];[.D38];[.E38])" office:value-type="string" office:string-value="  (segment (start 218.65 111.65) (end 218 111) (width 0.15) (layer In1.Cu) (net 12))" calcext:value-type="string">
            <text:p><text:s text:c="2"/>(segment (start 218.65 111.65) (end 218 111) (width 0.15) (layer In1.Cu) (net 12))</text:p>
          </table:table-cell>
          <table:table-cell table:number-columns-repeated="9"/>
        </table:table-row>
        <table:table-row table:style-name="ro1">
          <table:table-cell table:formula="of:=[.A15]" office:value-type="string" office:string-value="  (segment (start " calcext:value-type="string">
            <text:p><text:s text:c="2"/>(segment (start </text:p>
          </table:table-cell>
          <table:table-cell table:formula="of:=[.B15]+[.$B$24]" office:value-type="float" office:value="218" calcext:value-type="float">
            <text:p>218</text:p>
          </table:table-cell>
          <table:table-cell table:formula="of:=[.C15]" office:value-type="string" office:string-value=" 111) (end " calcext:value-type="string">
            <text:p><text:s/>111) (end </text:p>
          </table:table-cell>
          <table:table-cell table:formula="of:=[.D15]+[.$B$24]" office:value-type="float" office:value="218" calcext:value-type="float">
            <text:p>218</text:p>
          </table:table-cell>
          <table:table-cell table:formula="of:=[.E15]" office:value-type="string" office:string-value=" 105.75) (width 0.15) (layer In1.Cu) (net 12))" calcext:value-type="string">
            <text:p><text:s/>105.75) (width 0.15) (layer In1.Cu) (net 12))</text:p>
          </table:table-cell>
          <table:table-cell table:formula="of:=CONCATENATE([.A39];[.B39];[.C39];[.D39];[.E39])" office:value-type="string" office:string-value="  (segment (start 218 111) (end 218 105.75) (width 0.15) (layer In1.Cu) (net 12))" calcext:value-type="string">
            <text:p><text:s text:c="2"/>(segment (start 218 111) (end 218 105.75) (width 0.15) (layer In1.Cu) (net 12))</text:p>
          </table:table-cell>
          <table:table-cell table:number-columns-repeated="9"/>
        </table:table-row>
        <table:table-row table:style-name="ro1">
          <table:table-cell table:formula="of:=[.A16]" office:value-type="string" office:string-value="  (via (at " calcext:value-type="string">
            <text:p><text:s text:c="2"/>(via (at </text:p>
          </table:table-cell>
          <table:table-cell table:formula="of:=[.B16]+[.$B$24]" office:value-type="float" office:value="218" calcext:value-type="float">
            <text:p>218</text:p>
          </table:table-cell>
          <table:table-cell table:formula="of:=[.C16]" office:value-type="string" office:string-value=" 105.75) (size 0.6) (drill 0.3) (layers F.Cu B.Cu) (net 12))" calcext:value-type="string">
            <text:p><text:s/>105.75) (size 0.6) (drill 0.3) (layers F.Cu B.Cu) (net 12))</text:p>
          </table:table-cell>
          <table:table-cell table:number-columns-repeated="2"/>
          <table:table-cell table:formula="of:=CONCATENATE([.A40];[.B40];[.C40];[.D40];[.E40])" office:value-type="string" office:string-value="  (via (at 218 105.75) (size 0.6) (drill 0.3) (layers F.Cu B.Cu) (net 12))" calcext:value-type="string">
            <text:p><text:s text:c="2"/>(via (at 218 105.75) (size 0.6) (drill 0.3) (layers F.Cu B.Cu) (net 12))</text:p>
          </table:table-cell>
          <table:table-cell table:number-columns-repeated="9"/>
        </table:table-row>
        <table:table-row table:style-name="ro1">
          <table:table-cell table:formula="of:=[.A17]" office:value-type="string" office:string-value="  (via (at " calcext:value-type="string">
            <text:p><text:s text:c="2"/>(via (at </text:p>
          </table:table-cell>
          <table:table-cell table:formula="of:=[.B17]+[.$B$24]" office:value-type="float" office:value="216.75" calcext:value-type="float">
            <text:p>216.75</text:p>
          </table:table-cell>
          <table:table-cell table:formula="of:=[.C17]" office:value-type="string" office:string-value=" 106.85) (size 0.6) (drill 0.3) (layers F.Cu B.Cu) (net 13))" calcext:value-type="string">
            <text:p><text:s/>106.85) (size 0.6) (drill 0.3) (layers F.Cu B.Cu) (net 13))</text:p>
          </table:table-cell>
          <table:table-cell table:number-columns-repeated="2"/>
          <table:table-cell table:formula="of:=CONCATENATE([.A41];[.B41];[.C41];[.D41];[.E41])" office:value-type="string" office:string-value="  (via (at 216.75 106.85) (size 0.6) (drill 0.3) (layers F.Cu B.Cu) (net 13))" calcext:value-type="string">
            <text:p><text:s text:c="2"/>(via (at 216.75 106.85) (size 0.6) (drill 0.3) (layers F.Cu B.Cu) (net 13))</text:p>
          </table:table-cell>
          <table:table-cell table:number-columns-repeated="9"/>
        </table:table-row>
        <table:table-row table:style-name="ro1">
          <table:table-cell table:formula="of:=[.A18]" office:value-type="string" office:string-value="  (segment (start " calcext:value-type="string">
            <text:p><text:s text:c="2"/>(segment (start </text:p>
          </table:table-cell>
          <table:table-cell table:formula="of:=[.B18]+[.$B$24]" office:value-type="float" office:value="216.75" calcext:value-type="float">
            <text:p>216.75</text:p>
          </table:table-cell>
          <table:table-cell table:formula="of:=[.C18]" office:value-type="string" office:string-value=" 106.85) (end " calcext:value-type="string">
            <text:p><text:s/>106.85) (end </text:p>
          </table:table-cell>
          <table:table-cell table:formula="of:=[.D18]+[.$B$24]" office:value-type="float" office:value="216.75" calcext:value-type="float">
            <text:p>216.75</text:p>
          </table:table-cell>
          <table:table-cell table:formula="of:=[.E18]" office:value-type="string" office:string-value=" 110.65) (width 0.15) (layer In1.Cu) (net 13))" calcext:value-type="string">
            <text:p><text:s/>110.65) (width 0.15) (layer In1.Cu) (net 13))</text:p>
          </table:table-cell>
          <table:table-cell table:formula="of:=CONCATENATE([.A42];[.B42];[.C42];[.D42];[.E42])" office:value-type="string" office:string-value="  (segment (start 216.75 106.85) (end 216.75 110.65) (width 0.15) (layer In1.Cu) (net 13))" calcext:value-type="string">
            <text:p><text:s text:c="2"/>(segment (start 216.75 106.85) (end 216.75 110.65) (width 0.15) (layer In1.Cu) (net 13))</text:p>
          </table:table-cell>
          <table:table-cell table:number-columns-repeated="9"/>
        </table:table-row>
      </table:table>
      <table:table table:name="PX_signals" table:style-name="ta1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 table:number-columns-spanned="7" table:number-rows-spanned="1">
            <text:p>Reference</text:p>
          </table:table-cell>
          <table:covered-table-cell table:number-columns-repeated="6"/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2.35" calcext:value-type="float">
            <text:p>72.35</text:p>
          </table:table-cell>
          <table:table-cell office:value-type="string" calcext:value-type="string">
            <text:p><text:s/>110.35) (end </text:p>
          </table:table-cell>
          <table:table-cell office:value-type="float" office:value="72.35" calcext:value-type="float">
            <text:p>72.35</text:p>
          </table:table-cell>
          <table:table-cell office:value-type="string" calcext:value-type="string">
            <text:p><text:s/>109.75) (width 0.15) (layer In1.Cu) (ne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69.25" calcext:value-type="float">
            <text:p>69.25</text:p>
          </table:table-cell>
          <table:table-cell office:value-type="string" calcext:value-type="string">
            <text:p><text:s/>116.65) (end 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<text:s/>116.4) (width 0.15) (layer In1.Cu) (ne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<text:s/>116.4) (end </text:p>
          </table:table-cell>
          <table:table-cell office:value-type="float" office:value="70.55" calcext:value-type="float">
            <text:p>70.55</text:p>
          </table:table-cell>
          <table:table-cell office:value-type="string" calcext:value-type="string">
            <text:p><text:s/>116.4) (width 0.15) (layer In1.Cu) (ne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0.55" calcext:value-type="float">
            <text:p>70.55</text:p>
          </table:table-cell>
          <table:table-cell office:value-type="string" calcext:value-type="string">
            <text:p><text:s/>116.4) (end </text:p>
          </table:table-cell>
          <table:table-cell office:value-type="float" office:value="70.95" calcext:value-type="float">
            <text:p>70.95</text:p>
          </table:table-cell>
          <table:table-cell office:value-type="string" calcext:value-type="string">
            <text:p><text:s/>116.8) (width 0.15) (layer In1.Cu) (ne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0.95" calcext:value-type="float">
            <text:p>70.95</text:p>
          </table:table-cell>
          <table:table-cell office:value-type="string" calcext:value-type="string">
            <text:p><text:s/>116.8) (end </text:p>
          </table:table-cell>
          <table:table-cell office:value-type="float" office:value="71.65" calcext:value-type="float">
            <text:p>71.65</text:p>
          </table:table-cell>
          <table:table-cell office:value-type="string" calcext:value-type="string">
            <text:p><text:s/>116.8) (width 0.15) (layer In1.Cu) (ne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1.65" calcext:value-type="float">
            <text:p>71.65</text:p>
          </table:table-cell>
          <table:table-cell office:value-type="string" calcext:value-type="string">
            <text:p><text:s/>116.8) (end </text:p>
          </table:table-cell>
          <table:table-cell office:value-type="float" office:value="72.35" calcext:value-type="float">
            <text:p>72.35</text:p>
          </table:table-cell>
          <table:table-cell office:value-type="string" calcext:value-type="string">
            <text:p><text:s/>116.1) (width 0.15) (layer In1.Cu) (ne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2.35" calcext:value-type="float">
            <text:p>72.35</text:p>
          </table:table-cell>
          <table:table-cell office:value-type="string" calcext:value-type="string">
            <text:p><text:s/>116.1) (end </text:p>
          </table:table-cell>
          <table:table-cell office:value-type="float" office:value="72.35" calcext:value-type="float">
            <text:p>72.35</text:p>
          </table:table-cell>
          <table:table-cell office:value-type="string" calcext:value-type="string">
            <text:p><text:s/>110.35) (width 0.15) (layer In1.Cu) (ne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66.75" calcext:value-type="float">
            <text:p>66.75</text:p>
          </table:table-cell>
          <table:table-cell office:value-type="string" calcext:value-type="string">
            <text:p><text:s/>116.65) (end </text:p>
          </table:table-cell>
          <table:table-cell office:value-type="float" office:value="69.25" calcext:value-type="float">
            <text:p>69.25</text:p>
          </table:table-cell>
          <table:table-cell office:value-type="string" calcext:value-type="string">
            <text:p><text:s/>116.65) (width 0.15) (layer In1.Cu) (ne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2.15" calcext:value-type="float">
            <text:p>72.15</text:p>
          </table:table-cell>
          <table:table-cell office:value-type="string" calcext:value-type="string">
            <text:p><text:s/>109.55) (end </text:p>
          </table:table-cell>
          <table:table-cell office:value-type="float" office:value="72.15" calcext:value-type="float">
            <text:p>72.15</text:p>
          </table:table-cell>
          <table:table-cell office:value-type="string" calcext:value-type="string">
            <text:p><text:s/>107.25) (width 0.15) (layer In1.Cu) (ne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2.35" calcext:value-type="float">
            <text:p>72.35</text:p>
          </table:table-cell>
          <table:table-cell office:value-type="string" calcext:value-type="string">
            <text:p><text:s/>109.75) (end </text:p>
          </table:table-cell>
          <table:table-cell office:value-type="float" office:value="72.15" calcext:value-type="float">
            <text:p>72.15</text:p>
          </table:table-cell>
          <table:table-cell office:value-type="string" calcext:value-type="string">
            <text:p><text:s/>109.55) (width 0.15) (layer In1.Cu) (ne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0.9" calcext:value-type="float">
            <text:p>70.9</text:p>
          </table:table-cell>
          <table:table-cell office:value-type="string" calcext:value-type="string">
            <text:p><text:s/>110.8) (end </text:p>
          </table:table-cell>
          <table:table-cell office:value-type="float" office:value="71.15" calcext:value-type="float">
            <text:p>71.15</text:p>
          </table:table-cell>
          <table:table-cell office:value-type="string" calcext:value-type="string">
            <text:p><text:s/>110.55) (width 0.15) (layer In1.Cu) (ne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69.95" calcext:value-type="float">
            <text:p>69.95</text:p>
          </table:table-cell>
          <table:table-cell office:value-type="string" calcext:value-type="string">
            <text:p><text:s/>115.65) (end </text:p>
          </table:table-cell>
          <table:table-cell office:value-type="float" office:value="70.4" calcext:value-type="float">
            <text:p>70.4</text:p>
          </table:table-cell>
          <table:table-cell office:value-type="string" calcext:value-type="string">
            <text:p><text:s/>115.2) (width 0.15) (layer In1.Cu) (ne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0.4" calcext:value-type="float">
            <text:p>70.4</text:p>
          </table:table-cell>
          <table:table-cell office:value-type="string" calcext:value-type="string">
            <text:p><text:s/>115.2) (end </text:p>
          </table:table-cell>
          <table:table-cell office:value-type="float" office:value="70.4" calcext:value-type="float">
            <text:p>70.4</text:p>
          </table:table-cell>
          <table:table-cell office:value-type="string" calcext:value-type="string">
            <text:p><text:s/>111.3) (width 0.15) (layer In1.Cu) (ne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0.4" calcext:value-type="float">
            <text:p>70.4</text:p>
          </table:table-cell>
          <table:table-cell office:value-type="string" calcext:value-type="string">
            <text:p><text:s/>111.3) (end </text:p>
          </table:table-cell>
          <table:table-cell office:value-type="float" office:value="70.9" calcext:value-type="float">
            <text:p>70.9</text:p>
          </table:table-cell>
          <table:table-cell office:value-type="string" calcext:value-type="string">
            <text:p><text:s/>110.8) (width 0.15) (layer In1.Cu) (ne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68.75" calcext:value-type="float">
            <text:p>68.75</text:p>
          </table:table-cell>
          <table:table-cell office:value-type="string" calcext:value-type="string">
            <text:p><text:s/>115.65) (end </text:p>
          </table:table-cell>
          <table:table-cell office:value-type="float" office:value="69.95" calcext:value-type="float">
            <text:p>69.95</text:p>
          </table:table-cell>
          <table:table-cell office:value-type="string" calcext:value-type="string">
            <text:p><text:s/>115.65) (width 0.15) (layer In1.Cu) (ne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1.8" calcext:value-type="float">
            <text:p>71.8</text:p>
          </table:table-cell>
          <table:table-cell office:value-type="string" calcext:value-type="string">
            <text:p><text:s/>109.65) (end </text:p>
          </table:table-cell>
          <table:table-cell office:value-type="float" office:value="71.8" calcext:value-type="float">
            <text:p>71.8</text:p>
          </table:table-cell>
          <table:table-cell office:value-type="string" calcext:value-type="string">
            <text:p><text:s/>107.25) (width 0.15) (layer In1.Cu) (ne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1.15" calcext:value-type="float">
            <text:p>71.15</text:p>
          </table:table-cell>
          <table:table-cell office:value-type="string" calcext:value-type="string">
            <text:p><text:s/>110.3) (end </text:p>
          </table:table-cell>
          <table:table-cell office:value-type="float" office:value="71.8" calcext:value-type="float">
            <text:p>71.8</text:p>
          </table:table-cell>
          <table:table-cell office:value-type="string" calcext:value-type="string">
            <text:p><text:s/>109.65) (width 0.15) (layer In1.Cu) (ne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1.15" calcext:value-type="float">
            <text:p>71.15</text:p>
          </table:table-cell>
          <table:table-cell office:value-type="string" calcext:value-type="string">
            <text:p><text:s/>110.55) (end </text:p>
          </table:table-cell>
          <table:table-cell office:value-type="float" office:value="71.15" calcext:value-type="float">
            <text:p>71.15</text:p>
          </table:table-cell>
          <table:table-cell office:value-type="string" calcext:value-type="string">
            <text:p><text:s/>110.3) (width 0.15) (layer In1.Cu) (ne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68.75" calcext:value-type="float">
            <text:p>68.75</text:p>
          </table:table-cell>
          <table:table-cell office:value-type="string" calcext:value-type="string">
            <text:p><text:s/>115.65) (end </text:p>
          </table:table-cell>
          <table:table-cell office:value-type="float" office:value="68.75" calcext:value-type="float">
            <text:p>68.75</text:p>
          </table:table-cell>
          <table:table-cell office:value-type="string" calcext:value-type="string">
            <text:p><text:s/>115.7) (width 0.15) (layer In2.Cu) (ne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0.775736" calcext:value-type="float">
            <text:p>70.775736</text:p>
          </table:table-cell>
          <table:table-cell office:value-type="string" calcext:value-type="string">
            <text:p><text:s/>110.499998) (end </text:p>
          </table:table-cell>
          <table:table-cell office:value-type="float" office:value="70.775736" calcext:value-type="float">
            <text:p>70.775736</text:p>
          </table:table-cell>
          <table:table-cell office:value-type="string" calcext:value-type="string">
            <text:p><text:s/>110.224264) (width 0.15) (layer In1.Cu) (ne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69.6" calcext:value-type="float">
            <text:p>69.6</text:p>
          </table:table-cell>
          <table:table-cell office:value-type="string" calcext:value-type="string">
            <text:p><text:s/>114.65) (end </text:p>
          </table:table-cell>
          <table:table-cell office:value-type="float" office:value="70.099998" calcext:value-type="float">
            <text:p>70.099998</text:p>
          </table:table-cell>
          <table:table-cell office:value-type="string" calcext:value-type="string">
            <text:p><text:s/>114.150002) (width 0.15) (layer In1.Cu) (ne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0.099998" calcext:value-type="float">
            <text:p>70.099998</text:p>
          </table:table-cell>
          <table:table-cell office:value-type="string" calcext:value-type="string">
            <text:p><text:s/>114.150002) (end </text:p>
          </table:table-cell>
          <table:table-cell office:value-type="float" office:value="70.099998" calcext:value-type="float">
            <text:p>70.099998</text:p>
          </table:table-cell>
          <table:table-cell office:value-type="string" calcext:value-type="string">
            <text:p><text:s/>111.175736) (width 0.15) (layer In1.Cu) (ne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0.099998" calcext:value-type="float">
            <text:p>70.099998</text:p>
          </table:table-cell>
          <table:table-cell office:value-type="string" calcext:value-type="string">
            <text:p><text:s/>111.175736) (end </text:p>
          </table:table-cell>
          <table:table-cell office:value-type="float" office:value="70.775736" calcext:value-type="float">
            <text:p>70.775736</text:p>
          </table:table-cell>
          <table:table-cell office:value-type="string" calcext:value-type="string">
            <text:p><text:s/>110.499998) (width 0.15) (layer In1.Cu) (ne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66.75" calcext:value-type="float">
            <text:p>66.75</text:p>
          </table:table-cell>
          <table:table-cell office:value-type="string" calcext:value-type="string">
            <text:p><text:s/>114.65) (end </text:p>
          </table:table-cell>
          <table:table-cell office:value-type="float" office:value="69.6" calcext:value-type="float">
            <text:p>69.6</text:p>
          </table:table-cell>
          <table:table-cell office:value-type="string" calcext:value-type="string">
            <text:p><text:s/>114.65) (width 0.15) (layer In1.Cu) (ne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1.45" calcext:value-type="float">
            <text:p>71.45</text:p>
          </table:table-cell>
          <table:table-cell office:value-type="string" calcext:value-type="string">
            <text:p><text:s/>109.55) (end </text:p>
          </table:table-cell>
          <table:table-cell office:value-type="float" office:value="71.45" calcext:value-type="float">
            <text:p>71.45</text:p>
          </table:table-cell>
          <table:table-cell office:value-type="string" calcext:value-type="string">
            <text:p><text:s/>107.25) (width 0.15) (layer In1.Cu) (ne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0.775736" calcext:value-type="float">
            <text:p>70.775736</text:p>
          </table:table-cell>
          <table:table-cell office:value-type="string" calcext:value-type="string">
            <text:p><text:s/>110.224264) (end </text:p>
          </table:table-cell>
          <table:table-cell office:value-type="float" office:value="71.45" calcext:value-type="float">
            <text:p>71.45</text:p>
          </table:table-cell>
          <table:table-cell office:value-type="string" calcext:value-type="string">
            <text:p><text:s/>109.55) (width 0.15) (layer In1.Cu) (ne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69.799996" calcext:value-type="float">
            <text:p>69.799996</text:p>
          </table:table-cell>
          <table:table-cell office:value-type="string" calcext:value-type="string">
            <text:p><text:s/>111.050004) (end </text:p>
          </table:table-cell>
          <table:table-cell office:value-type="float" office:value="69.799996" calcext:value-type="float">
            <text:p>69.799996</text:p>
          </table:table-cell>
          <table:table-cell office:value-type="string" calcext:value-type="string">
            <text:p><text:s/>111.049996) (width 0.15) (layer In1.Cu) (net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69.799996" calcext:value-type="float">
            <text:p>69.799996</text:p>
          </table:table-cell>
          <table:table-cell office:value-type="string" calcext:value-type="string">
            <text:p><text:s/>112.950004) (end </text:p>
          </table:table-cell>
          <table:table-cell office:value-type="float" office:value="69.799996" calcext:value-type="float">
            <text:p>69.799996</text:p>
          </table:table-cell>
          <table:table-cell office:value-type="string" calcext:value-type="string">
            <text:p><text:s/>111.050004) (width 0.15) (layer In1.Cu) (net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69.1" calcext:value-type="float">
            <text:p>69.1</text:p>
          </table:table-cell>
          <table:table-cell office:value-type="string" calcext:value-type="string">
            <text:p><text:s/>113.65) (end </text:p>
          </table:table-cell>
          <table:table-cell office:value-type="float" office:value="69.799996" calcext:value-type="float">
            <text:p>69.799996</text:p>
          </table:table-cell>
          <table:table-cell office:value-type="string" calcext:value-type="string">
            <text:p><text:s/>112.950004) (width 0.15) (layer In1.Cu) (net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68.4" calcext:value-type="float">
            <text:p>68.4</text:p>
          </table:table-cell>
          <table:table-cell office:value-type="string" calcext:value-type="string">
            <text:p><text:s/>109.65) (end </text:p>
          </table:table-cell>
          <table:table-cell office:value-type="float" office:value="68.4" calcext:value-type="float">
            <text:p>68.4</text:p>
          </table:table-cell>
          <table:table-cell office:value-type="string" calcext:value-type="string">
            <text:p><text:s/>107.25) (width 0.15) (layer In1.Cu) (net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69.799996" calcext:value-type="float">
            <text:p>69.799996</text:p>
          </table:table-cell>
          <table:table-cell office:value-type="string" calcext:value-type="string">
            <text:p><text:s/>111.049996) (end </text:p>
          </table:table-cell>
          <table:table-cell office:value-type="float" office:value="68.4" calcext:value-type="float">
            <text:p>68.4</text:p>
          </table:table-cell>
          <table:table-cell office:value-type="string" calcext:value-type="string">
            <text:p><text:s/>109.65) (width 0.15) (layer In1.Cu) (net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68.75" calcext:value-type="float">
            <text:p>68.75</text:p>
          </table:table-cell>
          <table:table-cell office:value-type="string" calcext:value-type="string">
            <text:p><text:s/>113.65) (end </text:p>
          </table:table-cell>
          <table:table-cell office:value-type="float" office:value="69.1" calcext:value-type="float">
            <text:p>69.1</text:p>
          </table:table-cell>
          <table:table-cell office:value-type="string" calcext:value-type="string">
            <text:p><text:s/>113.65) (width 0.15) (layer In1.Cu) (net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68.75" calcext:value-type="float">
            <text:p>68.75</text:p>
          </table:table-cell>
          <table:table-cell office:value-type="string" calcext:value-type="string">
            <text:p><text:s/>113.65) (end </text:p>
          </table:table-cell>
          <table:table-cell office:value-type="float" office:value="69.05" calcext:value-type="float">
            <text:p>69.05</text:p>
          </table:table-cell>
          <table:table-cell office:value-type="string" calcext:value-type="string">
            <text:p><text:s/>113.65) (width 0.15) (layer In1.Cu) (net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68.75" calcext:value-type="float">
            <text:p>68.75</text:p>
          </table:table-cell>
          <table:table-cell office:value-type="string" calcext:value-type="string">
            <text:p><text:s/>113.65) (end </text:p>
          </table:table-cell>
          <table:table-cell office:value-type="float" office:value="68.85" calcext:value-type="float">
            <text:p>68.85</text:p>
          </table:table-cell>
          <table:table-cell office:value-type="string" calcext:value-type="string">
            <text:p><text:s/>113.65) (width 0.15) (layer In1.Cu) (net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Net</text:p>
          </table:table-cell>
          <table:table-cell table:number-columns-repeated="6"/>
        </table:table-row>
        <table:table-row table:style-name="ro1">
          <table:table-cell table:formula="of:=10*([.B40]-1)" office:value-type="float" office:value="150" calcext:value-type="float">
            <text:p>150</text:p>
          </table:table-cell>
          <table:table-cell table:formula="of:=10+4*([.B40]-1)" office:value-type="float" office:value="70" calcext:value-type="float">
            <text:p>7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formula="of:=[.A4]" office:value-type="string" office:string-value="  (segment (start " calcext:value-type="string">
            <text:p><text:s text:c="2"/>(segment (start </text:p>
          </table:table-cell>
          <table:table-cell table:formula="of:=[.B4]+[.$A$43]" office:value-type="float" office:value="222.35" calcext:value-type="float">
            <text:p>222.35</text:p>
          </table:table-cell>
          <table:table-cell table:formula="of:=[.C4]" office:value-type="string" office:string-value=" 110.35) (end " calcext:value-type="string">
            <text:p><text:s/>110.35) (end </text:p>
          </table:table-cell>
          <table:table-cell table:formula="of:=[.D4]+[.$A$43]" office:value-type="float" office:value="222.35" calcext:value-type="float">
            <text:p>222.35</text:p>
          </table:table-cell>
          <table:table-cell table:formula="of:=[.E4]" office:value-type="string" office:string-value=" 109.75) (width 0.15) (layer In1.Cu) (net " calcext:value-type="string">
            <text:p><text:s/>109.75) (width 0.15) (layer In1.Cu) (net </text:p>
          </table:table-cell>
          <table:table-cell table:formula="of:=[.$B$43]" office:value-type="float" office:value="70" calcext:value-type="float">
            <text:p>70</text:p>
          </table:table-cell>
          <table:table-cell table:formula="of:=[.G4]" office:value-type="string" office:string-value="))" calcext:value-type="string">
            <text:p>))</text:p>
          </table:table-cell>
          <table:table-cell table:formula="of:=CONCATENATE([.A46];[.B46];[.C46];[.D46];[.E46];[.F46];[.G46])" office:value-type="string" office:string-value="  (segment (start 222.35 110.35) (end 222.35 109.75) (width 0.15) (layer In1.Cu) (net 70))" calcext:value-type="string">
            <text:p><text:s text:c="2"/>(segment (start 222.35 110.35) (end 222.35 109.75) (width 0.15) (layer In1.Cu) (net 70))</text:p>
          </table:table-cell>
        </table:table-row>
        <table:table-row table:style-name="ro1">
          <table:table-cell table:formula="of:=[.A5]" office:value-type="string" office:string-value="  (segment (start " calcext:value-type="string">
            <text:p><text:s text:c="2"/>(segment (start </text:p>
          </table:table-cell>
          <table:table-cell table:formula="of:=[.B5]+[.$A$43]" office:value-type="float" office:value="219.25" calcext:value-type="float">
            <text:p>219.25</text:p>
          </table:table-cell>
          <table:table-cell table:formula="of:=[.C5]" office:value-type="string" office:string-value=" 116.65) (end " calcext:value-type="string">
            <text:p><text:s/>116.65) (end </text:p>
          </table:table-cell>
          <table:table-cell table:formula="of:=[.D5]+[.$A$43]" office:value-type="float" office:value="219.5" calcext:value-type="float">
            <text:p>219.5</text:p>
          </table:table-cell>
          <table:table-cell table:formula="of:=[.E5]" office:value-type="string" office:string-value=" 116.4) (width 0.15) (layer In1.Cu) (net " calcext:value-type="string">
            <text:p><text:s/>116.4) (width 0.15) (layer In1.Cu) (net </text:p>
          </table:table-cell>
          <table:table-cell table:formula="of:=[.$B$43]" office:value-type="float" office:value="70" calcext:value-type="float">
            <text:p>70</text:p>
          </table:table-cell>
          <table:table-cell table:formula="of:=[.G5]" office:value-type="string" office:string-value="))" calcext:value-type="string">
            <text:p>))</text:p>
          </table:table-cell>
          <table:table-cell table:formula="of:=CONCATENATE([.A47];[.B47];[.C47];[.D47];[.E47];[.F47];[.G47])" office:value-type="string" office:string-value="  (segment (start 219.25 116.65) (end 219.5 116.4) (width 0.15) (layer In1.Cu) (net 70))" calcext:value-type="string">
            <text:p><text:s text:c="2"/>(segment (start 219.25 116.65) (end 219.5 116.4) (width 0.15) (layer In1.Cu) (net 70))</text:p>
          </table:table-cell>
        </table:table-row>
        <table:table-row table:style-name="ro1">
          <table:table-cell table:formula="of:=[.A6]" office:value-type="string" office:string-value="  (segment (start " calcext:value-type="string">
            <text:p><text:s text:c="2"/>(segment (start </text:p>
          </table:table-cell>
          <table:table-cell table:formula="of:=[.B6]+[.$A$43]" office:value-type="float" office:value="219.5" calcext:value-type="float">
            <text:p>219.5</text:p>
          </table:table-cell>
          <table:table-cell table:formula="of:=[.C6]" office:value-type="string" office:string-value=" 116.4) (end " calcext:value-type="string">
            <text:p><text:s/>116.4) (end </text:p>
          </table:table-cell>
          <table:table-cell table:formula="of:=[.D6]+[.$A$43]" office:value-type="float" office:value="220.55" calcext:value-type="float">
            <text:p>220.55</text:p>
          </table:table-cell>
          <table:table-cell table:formula="of:=[.E6]" office:value-type="string" office:string-value=" 116.4) (width 0.15) (layer In1.Cu) (net " calcext:value-type="string">
            <text:p><text:s/>116.4) (width 0.15) (layer In1.Cu) (net </text:p>
          </table:table-cell>
          <table:table-cell table:formula="of:=[.$B$43]" office:value-type="float" office:value="70" calcext:value-type="float">
            <text:p>70</text:p>
          </table:table-cell>
          <table:table-cell table:formula="of:=[.G6]" office:value-type="string" office:string-value="))" calcext:value-type="string">
            <text:p>))</text:p>
          </table:table-cell>
          <table:table-cell table:formula="of:=CONCATENATE([.A48];[.B48];[.C48];[.D48];[.E48];[.F48];[.G48])" office:value-type="string" office:string-value="  (segment (start 219.5 116.4) (end 220.55 116.4) (width 0.15) (layer In1.Cu) (net 70))" calcext:value-type="string">
            <text:p><text:s text:c="2"/>(segment (start 219.5 116.4) (end 220.55 116.4) (width 0.15) (layer In1.Cu) (net 70))</text:p>
          </table:table-cell>
        </table:table-row>
        <table:table-row table:style-name="ro1">
          <table:table-cell table:formula="of:=[.A7]" office:value-type="string" office:string-value="  (segment (start " calcext:value-type="string">
            <text:p><text:s text:c="2"/>(segment (start </text:p>
          </table:table-cell>
          <table:table-cell table:formula="of:=[.B7]+[.$A$43]" office:value-type="float" office:value="220.55" calcext:value-type="float">
            <text:p>220.55</text:p>
          </table:table-cell>
          <table:table-cell table:formula="of:=[.C7]" office:value-type="string" office:string-value=" 116.4) (end " calcext:value-type="string">
            <text:p><text:s/>116.4) (end </text:p>
          </table:table-cell>
          <table:table-cell table:formula="of:=[.D7]+[.$A$43]" office:value-type="float" office:value="220.95" calcext:value-type="float">
            <text:p>220.95</text:p>
          </table:table-cell>
          <table:table-cell table:formula="of:=[.E7]" office:value-type="string" office:string-value=" 116.8) (width 0.15) (layer In1.Cu) (net " calcext:value-type="string">
            <text:p><text:s/>116.8) (width 0.15) (layer In1.Cu) (net </text:p>
          </table:table-cell>
          <table:table-cell table:formula="of:=[.$B$43]" office:value-type="float" office:value="70" calcext:value-type="float">
            <text:p>70</text:p>
          </table:table-cell>
          <table:table-cell table:formula="of:=[.G7]" office:value-type="string" office:string-value="))" calcext:value-type="string">
            <text:p>))</text:p>
          </table:table-cell>
          <table:table-cell table:formula="of:=CONCATENATE([.A49];[.B49];[.C49];[.D49];[.E49];[.F49];[.G49])" office:value-type="string" office:string-value="  (segment (start 220.55 116.4) (end 220.95 116.8) (width 0.15) (layer In1.Cu) (net 70))" calcext:value-type="string">
            <text:p><text:s text:c="2"/>(segment (start 220.55 116.4) (end 220.95 116.8) (width 0.15) (layer In1.Cu) (net 70))</text:p>
          </table:table-cell>
        </table:table-row>
        <table:table-row table:style-name="ro1">
          <table:table-cell table:formula="of:=[.A8]" office:value-type="string" office:string-value="  (segment (start " calcext:value-type="string">
            <text:p><text:s text:c="2"/>(segment (start </text:p>
          </table:table-cell>
          <table:table-cell table:formula="of:=[.B8]+[.$A$43]" office:value-type="float" office:value="220.95" calcext:value-type="float">
            <text:p>220.95</text:p>
          </table:table-cell>
          <table:table-cell table:formula="of:=[.C8]" office:value-type="string" office:string-value=" 116.8) (end " calcext:value-type="string">
            <text:p><text:s/>116.8) (end </text:p>
          </table:table-cell>
          <table:table-cell table:formula="of:=[.D8]+[.$A$43]" office:value-type="float" office:value="221.65" calcext:value-type="float">
            <text:p>221.65</text:p>
          </table:table-cell>
          <table:table-cell table:formula="of:=[.E8]" office:value-type="string" office:string-value=" 116.8) (width 0.15) (layer In1.Cu) (net " calcext:value-type="string">
            <text:p><text:s/>116.8) (width 0.15) (layer In1.Cu) (net </text:p>
          </table:table-cell>
          <table:table-cell table:formula="of:=[.$B$43]" office:value-type="float" office:value="70" calcext:value-type="float">
            <text:p>70</text:p>
          </table:table-cell>
          <table:table-cell table:formula="of:=[.G8]" office:value-type="string" office:string-value="))" calcext:value-type="string">
            <text:p>))</text:p>
          </table:table-cell>
          <table:table-cell table:formula="of:=CONCATENATE([.A50];[.B50];[.C50];[.D50];[.E50];[.F50];[.G50])" office:value-type="string" office:string-value="  (segment (start 220.95 116.8) (end 221.65 116.8) (width 0.15) (layer In1.Cu) (net 70))" calcext:value-type="string">
            <text:p><text:s text:c="2"/>(segment (start 220.95 116.8) (end 221.65 116.8) (width 0.15) (layer In1.Cu) (net 70))</text:p>
          </table:table-cell>
        </table:table-row>
        <table:table-row table:style-name="ro1">
          <table:table-cell table:formula="of:=[.A9]" office:value-type="string" office:string-value="  (segment (start " calcext:value-type="string">
            <text:p><text:s text:c="2"/>(segment (start </text:p>
          </table:table-cell>
          <table:table-cell table:formula="of:=[.B9]+[.$A$43]" office:value-type="float" office:value="221.65" calcext:value-type="float">
            <text:p>221.65</text:p>
          </table:table-cell>
          <table:table-cell table:formula="of:=[.C9]" office:value-type="string" office:string-value=" 116.8) (end " calcext:value-type="string">
            <text:p><text:s/>116.8) (end </text:p>
          </table:table-cell>
          <table:table-cell table:formula="of:=[.D9]+[.$A$43]" office:value-type="float" office:value="222.35" calcext:value-type="float">
            <text:p>222.35</text:p>
          </table:table-cell>
          <table:table-cell table:formula="of:=[.E9]" office:value-type="string" office:string-value=" 116.1) (width 0.15) (layer In1.Cu) (net " calcext:value-type="string">
            <text:p><text:s/>116.1) (width 0.15) (layer In1.Cu) (net </text:p>
          </table:table-cell>
          <table:table-cell table:formula="of:=[.$B$43]" office:value-type="float" office:value="70" calcext:value-type="float">
            <text:p>70</text:p>
          </table:table-cell>
          <table:table-cell table:formula="of:=[.G9]" office:value-type="string" office:string-value="))" calcext:value-type="string">
            <text:p>))</text:p>
          </table:table-cell>
          <table:table-cell table:formula="of:=CONCATENATE([.A51];[.B51];[.C51];[.D51];[.E51];[.F51];[.G51])" office:value-type="string" office:string-value="  (segment (start 221.65 116.8) (end 222.35 116.1) (width 0.15) (layer In1.Cu) (net 70))" calcext:value-type="string">
            <text:p><text:s text:c="2"/>(segment (start 221.65 116.8) (end 222.35 116.1) (width 0.15) (layer In1.Cu) (net 70))</text:p>
          </table:table-cell>
        </table:table-row>
        <table:table-row table:style-name="ro1">
          <table:table-cell table:formula="of:=[.A10]" office:value-type="string" office:string-value="  (segment (start " calcext:value-type="string">
            <text:p><text:s text:c="2"/>(segment (start </text:p>
          </table:table-cell>
          <table:table-cell table:formula="of:=[.B10]+[.$A$43]" office:value-type="float" office:value="222.35" calcext:value-type="float">
            <text:p>222.35</text:p>
          </table:table-cell>
          <table:table-cell table:formula="of:=[.C10]" office:value-type="string" office:string-value=" 116.1) (end " calcext:value-type="string">
            <text:p><text:s/>116.1) (end </text:p>
          </table:table-cell>
          <table:table-cell table:formula="of:=[.D10]+[.$A$43]" office:value-type="float" office:value="222.35" calcext:value-type="float">
            <text:p>222.35</text:p>
          </table:table-cell>
          <table:table-cell table:formula="of:=[.E10]" office:value-type="string" office:string-value=" 110.35) (width 0.15) (layer In1.Cu) (net " calcext:value-type="string">
            <text:p><text:s/>110.35) (width 0.15) (layer In1.Cu) (net </text:p>
          </table:table-cell>
          <table:table-cell table:formula="of:=[.$B$43]" office:value-type="float" office:value="70" calcext:value-type="float">
            <text:p>70</text:p>
          </table:table-cell>
          <table:table-cell table:formula="of:=[.G10]" office:value-type="string" office:string-value="))" calcext:value-type="string">
            <text:p>))</text:p>
          </table:table-cell>
          <table:table-cell table:formula="of:=CONCATENATE([.A52];[.B52];[.C52];[.D52];[.E52];[.F52];[.G52])" office:value-type="string" office:string-value="  (segment (start 222.35 116.1) (end 222.35 110.35) (width 0.15) (layer In1.Cu) (net 70))" calcext:value-type="string">
            <text:p><text:s text:c="2"/>(segment (start 222.35 116.1) (end 222.35 110.35) (width 0.15) (layer In1.Cu) (net 70))</text:p>
          </table:table-cell>
        </table:table-row>
        <table:table-row table:style-name="ro1">
          <table:table-cell table:formula="of:=[.A11]" office:value-type="string" office:string-value="  (segment (start " calcext:value-type="string">
            <text:p><text:s text:c="2"/>(segment (start </text:p>
          </table:table-cell>
          <table:table-cell table:formula="of:=[.B11]+[.$A$43]" office:value-type="float" office:value="216.75" calcext:value-type="float">
            <text:p>216.75</text:p>
          </table:table-cell>
          <table:table-cell table:formula="of:=[.C11]" office:value-type="string" office:string-value=" 116.65) (end " calcext:value-type="string">
            <text:p><text:s/>116.65) (end </text:p>
          </table:table-cell>
          <table:table-cell table:formula="of:=[.D11]+[.$A$43]" office:value-type="float" office:value="219.25" calcext:value-type="float">
            <text:p>219.25</text:p>
          </table:table-cell>
          <table:table-cell table:formula="of:=[.E11]" office:value-type="string" office:string-value=" 116.65) (width 0.15) (layer In1.Cu) (net " calcext:value-type="string">
            <text:p><text:s/>116.65) (width 0.15) (layer In1.Cu) (net </text:p>
          </table:table-cell>
          <table:table-cell table:formula="of:=[.$B$43]" office:value-type="float" office:value="70" calcext:value-type="float">
            <text:p>70</text:p>
          </table:table-cell>
          <table:table-cell table:formula="of:=[.G11]" office:value-type="string" office:string-value="))" calcext:value-type="string">
            <text:p>))</text:p>
          </table:table-cell>
          <table:table-cell table:formula="of:=CONCATENATE([.A53];[.B53];[.C53];[.D53];[.E53];[.F53];[.G53])" office:value-type="string" office:string-value="  (segment (start 216.75 116.65) (end 219.25 116.65) (width 0.15) (layer In1.Cu) (net 70))" calcext:value-type="string">
            <text:p><text:s text:c="2"/>(segment (start 216.75 116.65) (end 219.25 116.65) (width 0.15) (layer In1.Cu) (net 70))</text:p>
          </table:table-cell>
        </table:table-row>
        <table:table-row table:style-name="ro1">
          <table:table-cell table:formula="of:=[.A12]" office:value-type="string" office:string-value="  (segment (start " calcext:value-type="string">
            <text:p><text:s text:c="2"/>(segment (start </text:p>
          </table:table-cell>
          <table:table-cell table:formula="of:=[.B12]+[.$A$43]" office:value-type="float" office:value="222.15" calcext:value-type="float">
            <text:p>222.15</text:p>
          </table:table-cell>
          <table:table-cell table:formula="of:=[.C12]" office:value-type="string" office:string-value=" 109.55) (end " calcext:value-type="string">
            <text:p><text:s/>109.55) (end </text:p>
          </table:table-cell>
          <table:table-cell table:formula="of:=[.D12]+[.$A$43]" office:value-type="float" office:value="222.15" calcext:value-type="float">
            <text:p>222.15</text:p>
          </table:table-cell>
          <table:table-cell table:formula="of:=[.E12]" office:value-type="string" office:string-value=" 107.25) (width 0.15) (layer In1.Cu) (net " calcext:value-type="string">
            <text:p><text:s/>107.25) (width 0.15) (layer In1.Cu) (net </text:p>
          </table:table-cell>
          <table:table-cell table:formula="of:=[.$B$43]" office:value-type="float" office:value="70" calcext:value-type="float">
            <text:p>70</text:p>
          </table:table-cell>
          <table:table-cell table:formula="of:=[.G12]" office:value-type="string" office:string-value="))" calcext:value-type="string">
            <text:p>))</text:p>
          </table:table-cell>
          <table:table-cell table:formula="of:=CONCATENATE([.A54];[.B54];[.C54];[.D54];[.E54];[.F54];[.G54])" office:value-type="string" office:string-value="  (segment (start 222.15 109.55) (end 222.15 107.25) (width 0.15) (layer In1.Cu) (net 70))" calcext:value-type="string">
            <text:p><text:s text:c="2"/>(segment (start 222.15 109.55) (end 222.15 107.25) (width 0.15) (layer In1.Cu) (net 70))</text:p>
          </table:table-cell>
        </table:table-row>
        <table:table-row table:style-name="ro1">
          <table:table-cell table:formula="of:=[.A13]" office:value-type="string" office:string-value="  (segment (start " calcext:value-type="string">
            <text:p><text:s text:c="2"/>(segment (start </text:p>
          </table:table-cell>
          <table:table-cell table:formula="of:=[.B13]+[.$A$43]" office:value-type="float" office:value="222.35" calcext:value-type="float">
            <text:p>222.35</text:p>
          </table:table-cell>
          <table:table-cell table:formula="of:=[.C13]" office:value-type="string" office:string-value=" 109.75) (end " calcext:value-type="string">
            <text:p><text:s/>109.75) (end </text:p>
          </table:table-cell>
          <table:table-cell table:formula="of:=[.D13]+[.$A$43]" office:value-type="float" office:value="222.15" calcext:value-type="float">
            <text:p>222.15</text:p>
          </table:table-cell>
          <table:table-cell table:formula="of:=[.E13]" office:value-type="string" office:string-value=" 109.55) (width 0.15) (layer In1.Cu) (net " calcext:value-type="string">
            <text:p><text:s/>109.55) (width 0.15) (layer In1.Cu) (net </text:p>
          </table:table-cell>
          <table:table-cell table:formula="of:=[.$B$43]" office:value-type="float" office:value="70" calcext:value-type="float">
            <text:p>70</text:p>
          </table:table-cell>
          <table:table-cell table:formula="of:=[.G13]" office:value-type="string" office:string-value="))" calcext:value-type="string">
            <text:p>))</text:p>
          </table:table-cell>
          <table:table-cell table:formula="of:=CONCATENATE([.A55];[.B55];[.C55];[.D55];[.E55];[.F55];[.G55])" office:value-type="string" office:string-value="  (segment (start 222.35 109.75) (end 222.15 109.55) (width 0.15) (layer In1.Cu) (net 70))" calcext:value-type="string">
            <text:p><text:s text:c="2"/>(segment (start 222.35 109.75) (end 222.15 109.55) (width 0.15) (layer In1.Cu) (net 70))</text:p>
          </table:table-cell>
        </table:table-row>
        <table:table-row table:style-name="ro1">
          <table:table-cell table:formula="of:=[.A14]" office:value-type="string" office:string-value="  (segment (start " calcext:value-type="string">
            <text:p><text:s text:c="2"/>(segment (start </text:p>
          </table:table-cell>
          <table:table-cell table:formula="of:=[.B14]+[.$A$43]" office:value-type="float" office:value="220.9" calcext:value-type="float">
            <text:p>220.9</text:p>
          </table:table-cell>
          <table:table-cell table:formula="of:=[.C14]" office:value-type="string" office:string-value=" 110.8) (end " calcext:value-type="string">
            <text:p><text:s/>110.8) (end </text:p>
          </table:table-cell>
          <table:table-cell table:formula="of:=[.D14]+[.$A$43]" office:value-type="float" office:value="221.15" calcext:value-type="float">
            <text:p>221.15</text:p>
          </table:table-cell>
          <table:table-cell table:formula="of:=[.E14]" office:value-type="string" office:string-value=" 110.55) (width 0.15) (layer In1.Cu) (net " calcext:value-type="string">
            <text:p><text:s/>110.55) (width 0.15) (layer In1.Cu) (net </text:p>
          </table:table-cell>
          <table:table-cell table:formula="of:=[.$B$43]+1" office:value-type="float" office:value="71" calcext:value-type="float">
            <text:p>71</text:p>
          </table:table-cell>
          <table:table-cell table:formula="of:=[.G14]" office:value-type="string" office:string-value="))" calcext:value-type="string">
            <text:p>))</text:p>
          </table:table-cell>
          <table:table-cell table:formula="of:=CONCATENATE([.A56];[.B56];[.C56];[.D56];[.E56];[.F56];[.G56])" office:value-type="string" office:string-value="  (segment (start 220.9 110.8) (end 221.15 110.55) (width 0.15) (layer In1.Cu) (net 71))" calcext:value-type="string">
            <text:p><text:s text:c="2"/>(segment (start 220.9 110.8) (end 221.15 110.55) (width 0.15) (layer In1.Cu) (net 71))</text:p>
          </table:table-cell>
        </table:table-row>
        <table:table-row table:style-name="ro1">
          <table:table-cell table:formula="of:=[.A15]" office:value-type="string" office:string-value="  (segment (start " calcext:value-type="string">
            <text:p><text:s text:c="2"/>(segment (start </text:p>
          </table:table-cell>
          <table:table-cell table:formula="of:=[.B15]+[.$A$43]" office:value-type="float" office:value="219.95" calcext:value-type="float">
            <text:p>219.95</text:p>
          </table:table-cell>
          <table:table-cell table:formula="of:=[.C15]" office:value-type="string" office:string-value=" 115.65) (end " calcext:value-type="string">
            <text:p><text:s/>115.65) (end </text:p>
          </table:table-cell>
          <table:table-cell table:formula="of:=[.D15]+[.$A$43]" office:value-type="float" office:value="220.4" calcext:value-type="float">
            <text:p>220.4</text:p>
          </table:table-cell>
          <table:table-cell table:formula="of:=[.E15]" office:value-type="string" office:string-value=" 115.2) (width 0.15) (layer In1.Cu) (net " calcext:value-type="string">
            <text:p><text:s/>115.2) (width 0.15) (layer In1.Cu) (net </text:p>
          </table:table-cell>
          <table:table-cell table:formula="of:=[.$B$43]+1" office:value-type="float" office:value="71" calcext:value-type="float">
            <text:p>71</text:p>
          </table:table-cell>
          <table:table-cell table:formula="of:=[.G15]" office:value-type="string" office:string-value="))" calcext:value-type="string">
            <text:p>))</text:p>
          </table:table-cell>
          <table:table-cell table:formula="of:=CONCATENATE([.A57];[.B57];[.C57];[.D57];[.E57];[.F57];[.G57])" office:value-type="string" office:string-value="  (segment (start 219.95 115.65) (end 220.4 115.2) (width 0.15) (layer In1.Cu) (net 71))" calcext:value-type="string">
            <text:p><text:s text:c="2"/>(segment (start 219.95 115.65) (end 220.4 115.2) (width 0.15) (layer In1.Cu) (net 71))</text:p>
          </table:table-cell>
        </table:table-row>
        <table:table-row table:style-name="ro1">
          <table:table-cell table:formula="of:=[.A16]" office:value-type="string" office:string-value="  (segment (start " calcext:value-type="string">
            <text:p><text:s text:c="2"/>(segment (start </text:p>
          </table:table-cell>
          <table:table-cell table:formula="of:=[.B16]+[.$A$43]" office:value-type="float" office:value="220.4" calcext:value-type="float">
            <text:p>220.4</text:p>
          </table:table-cell>
          <table:table-cell table:formula="of:=[.C16]" office:value-type="string" office:string-value=" 115.2) (end " calcext:value-type="string">
            <text:p><text:s/>115.2) (end </text:p>
          </table:table-cell>
          <table:table-cell table:formula="of:=[.D16]+[.$A$43]" office:value-type="float" office:value="220.4" calcext:value-type="float">
            <text:p>220.4</text:p>
          </table:table-cell>
          <table:table-cell table:formula="of:=[.E16]" office:value-type="string" office:string-value=" 111.3) (width 0.15) (layer In1.Cu) (net " calcext:value-type="string">
            <text:p><text:s/>111.3) (width 0.15) (layer In1.Cu) (net </text:p>
          </table:table-cell>
          <table:table-cell table:formula="of:=[.$B$43]+1" office:value-type="float" office:value="71" calcext:value-type="float">
            <text:p>71</text:p>
          </table:table-cell>
          <table:table-cell table:formula="of:=[.G16]" office:value-type="string" office:string-value="))" calcext:value-type="string">
            <text:p>))</text:p>
          </table:table-cell>
          <table:table-cell table:formula="of:=CONCATENATE([.A58];[.B58];[.C58];[.D58];[.E58];[.F58];[.G58])" office:value-type="string" office:string-value="  (segment (start 220.4 115.2) (end 220.4 111.3) (width 0.15) (layer In1.Cu) (net 71))" calcext:value-type="string">
            <text:p><text:s text:c="2"/>(segment (start 220.4 115.2) (end 220.4 111.3) (width 0.15) (layer In1.Cu) (net 71))</text:p>
          </table:table-cell>
        </table:table-row>
        <table:table-row table:style-name="ro1">
          <table:table-cell table:formula="of:=[.A17]" office:value-type="string" office:string-value="  (segment (start " calcext:value-type="string">
            <text:p><text:s text:c="2"/>(segment (start </text:p>
          </table:table-cell>
          <table:table-cell table:formula="of:=[.B17]+[.$A$43]" office:value-type="float" office:value="220.4" calcext:value-type="float">
            <text:p>220.4</text:p>
          </table:table-cell>
          <table:table-cell table:formula="of:=[.C17]" office:value-type="string" office:string-value=" 111.3) (end " calcext:value-type="string">
            <text:p><text:s/>111.3) (end </text:p>
          </table:table-cell>
          <table:table-cell table:formula="of:=[.D17]+[.$A$43]" office:value-type="float" office:value="220.9" calcext:value-type="float">
            <text:p>220.9</text:p>
          </table:table-cell>
          <table:table-cell table:formula="of:=[.E17]" office:value-type="string" office:string-value=" 110.8) (width 0.15) (layer In1.Cu) (net " calcext:value-type="string">
            <text:p><text:s/>110.8) (width 0.15) (layer In1.Cu) (net </text:p>
          </table:table-cell>
          <table:table-cell table:formula="of:=[.$B$43]+1" office:value-type="float" office:value="71" calcext:value-type="float">
            <text:p>71</text:p>
          </table:table-cell>
          <table:table-cell table:formula="of:=[.G17]" office:value-type="string" office:string-value="))" calcext:value-type="string">
            <text:p>))</text:p>
          </table:table-cell>
          <table:table-cell table:formula="of:=CONCATENATE([.A59];[.B59];[.C59];[.D59];[.E59];[.F59];[.G59])" office:value-type="string" office:string-value="  (segment (start 220.4 111.3) (end 220.9 110.8) (width 0.15) (layer In1.Cu) (net 71))" calcext:value-type="string">
            <text:p><text:s text:c="2"/>(segment (start 220.4 111.3) (end 220.9 110.8) (width 0.15) (layer In1.Cu) (net 71))</text:p>
          </table:table-cell>
        </table:table-row>
        <table:table-row table:style-name="ro1">
          <table:table-cell table:formula="of:=[.A18]" office:value-type="string" office:string-value="  (segment (start " calcext:value-type="string">
            <text:p><text:s text:c="2"/>(segment (start </text:p>
          </table:table-cell>
          <table:table-cell table:formula="of:=[.B18]+[.$A$43]" office:value-type="float" office:value="218.75" calcext:value-type="float">
            <text:p>218.75</text:p>
          </table:table-cell>
          <table:table-cell table:formula="of:=[.C18]" office:value-type="string" office:string-value=" 115.65) (end " calcext:value-type="string">
            <text:p><text:s/>115.65) (end </text:p>
          </table:table-cell>
          <table:table-cell table:formula="of:=[.D18]+[.$A$43]" office:value-type="float" office:value="219.95" calcext:value-type="float">
            <text:p>219.95</text:p>
          </table:table-cell>
          <table:table-cell table:formula="of:=[.E18]" office:value-type="string" office:string-value=" 115.65) (width 0.15) (layer In1.Cu) (net " calcext:value-type="string">
            <text:p><text:s/>115.65) (width 0.15) (layer In1.Cu) (net </text:p>
          </table:table-cell>
          <table:table-cell table:formula="of:=[.$B$43]+1" office:value-type="float" office:value="71" calcext:value-type="float">
            <text:p>71</text:p>
          </table:table-cell>
          <table:table-cell table:formula="of:=[.G18]" office:value-type="string" office:string-value="))" calcext:value-type="string">
            <text:p>))</text:p>
          </table:table-cell>
          <table:table-cell table:formula="of:=CONCATENATE([.A60];[.B60];[.C60];[.D60];[.E60];[.F60];[.G60])" office:value-type="string" office:string-value="  (segment (start 218.75 115.65) (end 219.95 115.65) (width 0.15) (layer In1.Cu) (net 71))" calcext:value-type="string">
            <text:p><text:s text:c="2"/>(segment (start 218.75 115.65) (end 219.95 115.65) (width 0.15) (layer In1.Cu) (net 71))</text:p>
          </table:table-cell>
        </table:table-row>
        <table:table-row table:style-name="ro1">
          <table:table-cell table:formula="of:=[.A19]" office:value-type="string" office:string-value="  (segment (start " calcext:value-type="string">
            <text:p><text:s text:c="2"/>(segment (start </text:p>
          </table:table-cell>
          <table:table-cell table:formula="of:=[.B19]+[.$A$43]" office:value-type="float" office:value="221.8" calcext:value-type="float">
            <text:p>221.8</text:p>
          </table:table-cell>
          <table:table-cell table:formula="of:=[.C19]" office:value-type="string" office:string-value=" 109.65) (end " calcext:value-type="string">
            <text:p><text:s/>109.65) (end </text:p>
          </table:table-cell>
          <table:table-cell table:formula="of:=[.D19]+[.$A$43]" office:value-type="float" office:value="221.8" calcext:value-type="float">
            <text:p>221.8</text:p>
          </table:table-cell>
          <table:table-cell table:formula="of:=[.E19]" office:value-type="string" office:string-value=" 107.25) (width 0.15) (layer In1.Cu) (net " calcext:value-type="string">
            <text:p><text:s/>107.25) (width 0.15) (layer In1.Cu) (net </text:p>
          </table:table-cell>
          <table:table-cell table:formula="of:=[.$B$43]+1" office:value-type="float" office:value="71" calcext:value-type="float">
            <text:p>71</text:p>
          </table:table-cell>
          <table:table-cell table:formula="of:=[.G19]" office:value-type="string" office:string-value="))" calcext:value-type="string">
            <text:p>))</text:p>
          </table:table-cell>
          <table:table-cell table:formula="of:=CONCATENATE([.A61];[.B61];[.C61];[.D61];[.E61];[.F61];[.G61])" office:value-type="string" office:string-value="  (segment (start 221.8 109.65) (end 221.8 107.25) (width 0.15) (layer In1.Cu) (net 71))" calcext:value-type="string">
            <text:p><text:s text:c="2"/>(segment (start 221.8 109.65) (end 221.8 107.25) (width 0.15) (layer In1.Cu) (net 71))</text:p>
          </table:table-cell>
        </table:table-row>
        <table:table-row table:style-name="ro1">
          <table:table-cell table:formula="of:=[.A20]" office:value-type="string" office:string-value="  (segment (start " calcext:value-type="string">
            <text:p><text:s text:c="2"/>(segment (start </text:p>
          </table:table-cell>
          <table:table-cell table:formula="of:=[.B20]+[.$A$43]" office:value-type="float" office:value="221.15" calcext:value-type="float">
            <text:p>221.15</text:p>
          </table:table-cell>
          <table:table-cell table:formula="of:=[.C20]" office:value-type="string" office:string-value=" 110.3) (end " calcext:value-type="string">
            <text:p><text:s/>110.3) (end </text:p>
          </table:table-cell>
          <table:table-cell table:formula="of:=[.D20]+[.$A$43]" office:value-type="float" office:value="221.8" calcext:value-type="float">
            <text:p>221.8</text:p>
          </table:table-cell>
          <table:table-cell table:formula="of:=[.E20]" office:value-type="string" office:string-value=" 109.65) (width 0.15) (layer In1.Cu) (net " calcext:value-type="string">
            <text:p><text:s/>109.65) (width 0.15) (layer In1.Cu) (net </text:p>
          </table:table-cell>
          <table:table-cell table:formula="of:=[.$B$43]+1" office:value-type="float" office:value="71" calcext:value-type="float">
            <text:p>71</text:p>
          </table:table-cell>
          <table:table-cell table:formula="of:=[.G20]" office:value-type="string" office:string-value="))" calcext:value-type="string">
            <text:p>))</text:p>
          </table:table-cell>
          <table:table-cell table:formula="of:=CONCATENATE([.A62];[.B62];[.C62];[.D62];[.E62];[.F62];[.G62])" office:value-type="string" office:string-value="  (segment (start 221.15 110.3) (end 221.8 109.65) (width 0.15) (layer In1.Cu) (net 71))" calcext:value-type="string">
            <text:p><text:s text:c="2"/>(segment (start 221.15 110.3) (end 221.8 109.65) (width 0.15) (layer In1.Cu) (net 71))</text:p>
          </table:table-cell>
        </table:table-row>
        <table:table-row table:style-name="ro1">
          <table:table-cell table:formula="of:=[.A21]" office:value-type="string" office:string-value="  (segment (start " calcext:value-type="string">
            <text:p><text:s text:c="2"/>(segment (start </text:p>
          </table:table-cell>
          <table:table-cell table:formula="of:=[.B21]+[.$A$43]" office:value-type="float" office:value="221.15" calcext:value-type="float">
            <text:p>221.15</text:p>
          </table:table-cell>
          <table:table-cell table:formula="of:=[.C21]" office:value-type="string" office:string-value=" 110.55) (end " calcext:value-type="string">
            <text:p><text:s/>110.55) (end </text:p>
          </table:table-cell>
          <table:table-cell table:formula="of:=[.D21]+[.$A$43]" office:value-type="float" office:value="221.15" calcext:value-type="float">
            <text:p>221.15</text:p>
          </table:table-cell>
          <table:table-cell table:formula="of:=[.E21]" office:value-type="string" office:string-value=" 110.3) (width 0.15) (layer In1.Cu) (net " calcext:value-type="string">
            <text:p><text:s/>110.3) (width 0.15) (layer In1.Cu) (net </text:p>
          </table:table-cell>
          <table:table-cell table:formula="of:=[.$B$43]+1" office:value-type="float" office:value="71" calcext:value-type="float">
            <text:p>71</text:p>
          </table:table-cell>
          <table:table-cell table:formula="of:=[.G21]" office:value-type="string" office:string-value="))" calcext:value-type="string">
            <text:p>))</text:p>
          </table:table-cell>
          <table:table-cell table:formula="of:=CONCATENATE([.A63];[.B63];[.C63];[.D63];[.E63];[.F63];[.G63])" office:value-type="string" office:string-value="  (segment (start 221.15 110.55) (end 221.15 110.3) (width 0.15) (layer In1.Cu) (net 71))" calcext:value-type="string">
            <text:p><text:s text:c="2"/>(segment (start 221.15 110.55) (end 221.15 110.3) (width 0.15) (layer In1.Cu) (net 71))</text:p>
          </table:table-cell>
        </table:table-row>
        <table:table-row table:style-name="ro1">
          <table:table-cell table:formula="of:=[.A22]" office:value-type="string" office:string-value="  (segment (start " calcext:value-type="string">
            <text:p><text:s text:c="2"/>(segment (start </text:p>
          </table:table-cell>
          <table:table-cell table:formula="of:=[.B22]+[.$A$43]" office:value-type="float" office:value="218.75" calcext:value-type="float">
            <text:p>218.75</text:p>
          </table:table-cell>
          <table:table-cell table:formula="of:=[.C22]" office:value-type="string" office:string-value=" 115.65) (end " calcext:value-type="string">
            <text:p><text:s/>115.65) (end </text:p>
          </table:table-cell>
          <table:table-cell table:formula="of:=[.D22]+[.$A$43]" office:value-type="float" office:value="218.75" calcext:value-type="float">
            <text:p>218.75</text:p>
          </table:table-cell>
          <table:table-cell table:formula="of:=[.E22]" office:value-type="string" office:string-value=" 115.7) (width 0.15) (layer In2.Cu) (net " calcext:value-type="string">
            <text:p><text:s/>115.7) (width 0.15) (layer In2.Cu) (net </text:p>
          </table:table-cell>
          <table:table-cell table:formula="of:=[.$B$43]+1" office:value-type="float" office:value="71" calcext:value-type="float">
            <text:p>71</text:p>
          </table:table-cell>
          <table:table-cell table:formula="of:=[.G22]" office:value-type="string" office:string-value="))" calcext:value-type="string">
            <text:p>))</text:p>
          </table:table-cell>
          <table:table-cell table:formula="of:=CONCATENATE([.A64];[.B64];[.C64];[.D64];[.E64];[.F64];[.G64])" office:value-type="string" office:string-value="  (segment (start 218.75 115.65) (end 218.75 115.7) (width 0.15) (layer In2.Cu) (net 71))" calcext:value-type="string">
            <text:p><text:s text:c="2"/>(segment (start 218.75 115.65) (end 218.75 115.7) (width 0.15) (layer In2.Cu) (net 71))</text:p>
          </table:table-cell>
        </table:table-row>
        <table:table-row table:style-name="ro1">
          <table:table-cell table:formula="of:=[.A23]" office:value-type="string" office:string-value="  (segment (start " calcext:value-type="string">
            <text:p><text:s text:c="2"/>(segment (start </text:p>
          </table:table-cell>
          <table:table-cell table:formula="of:=[.B23]+[.$A$43]" office:value-type="float" office:value="220.775736" calcext:value-type="float">
            <text:p>220.775736</text:p>
          </table:table-cell>
          <table:table-cell table:formula="of:=[.C23]" office:value-type="string" office:string-value=" 110.499998) (end " calcext:value-type="string">
            <text:p><text:s/>110.499998) (end </text:p>
          </table:table-cell>
          <table:table-cell table:formula="of:=[.D23]+[.$A$43]" office:value-type="float" office:value="220.775736" calcext:value-type="float">
            <text:p>220.775736</text:p>
          </table:table-cell>
          <table:table-cell table:formula="of:=[.E23]" office:value-type="string" office:string-value=" 110.224264) (width 0.15) (layer In1.Cu) (net " calcext:value-type="string">
            <text:p><text:s/>110.224264) (width 0.15) (layer In1.Cu) (net </text:p>
          </table:table-cell>
          <table:table-cell table:formula="of:=[.$B$43]+2" office:value-type="float" office:value="72" calcext:value-type="float">
            <text:p>72</text:p>
          </table:table-cell>
          <table:table-cell table:formula="of:=[.G23]" office:value-type="string" office:string-value="))" calcext:value-type="string">
            <text:p>))</text:p>
          </table:table-cell>
          <table:table-cell table:formula="of:=CONCATENATE([.A65];[.B65];[.C65];[.D65];[.E65];[.F65];[.G65])" office:value-type="string" office:string-value="  (segment (start 220.775736 110.499998) (end 220.775736 110.224264) (width 0.15) (layer In1.Cu) (net 72))" calcext:value-type="string">
            <text:p><text:s text:c="2"/>(segment (start 220.775736 110.499998) (end 220.775736 110.224264) (width 0.15) (layer In1.Cu) (net 72))</text:p>
          </table:table-cell>
        </table:table-row>
        <table:table-row table:style-name="ro1">
          <table:table-cell table:formula="of:=[.A24]" office:value-type="string" office:string-value="  (segment (start " calcext:value-type="string">
            <text:p><text:s text:c="2"/>(segment (start </text:p>
          </table:table-cell>
          <table:table-cell table:formula="of:=[.B24]+[.$A$43]" office:value-type="float" office:value="219.6" calcext:value-type="float">
            <text:p>219.6</text:p>
          </table:table-cell>
          <table:table-cell table:formula="of:=[.C24]" office:value-type="string" office:string-value=" 114.65) (end " calcext:value-type="string">
            <text:p><text:s/>114.65) (end </text:p>
          </table:table-cell>
          <table:table-cell table:formula="of:=[.D24]+[.$A$43]" office:value-type="float" office:value="220.099998" calcext:value-type="float">
            <text:p>220.099998</text:p>
          </table:table-cell>
          <table:table-cell table:formula="of:=[.E24]" office:value-type="string" office:string-value=" 114.150002) (width 0.15) (layer In1.Cu) (net " calcext:value-type="string">
            <text:p><text:s/>114.150002) (width 0.15) (layer In1.Cu) (net </text:p>
          </table:table-cell>
          <table:table-cell table:formula="of:=[.$B$43]+2" office:value-type="float" office:value="72" calcext:value-type="float">
            <text:p>72</text:p>
          </table:table-cell>
          <table:table-cell table:formula="of:=[.G24]" office:value-type="string" office:string-value="))" calcext:value-type="string">
            <text:p>))</text:p>
          </table:table-cell>
          <table:table-cell table:formula="of:=CONCATENATE([.A66];[.B66];[.C66];[.D66];[.E66];[.F66];[.G66])" office:value-type="string" office:string-value="  (segment (start 219.6 114.65) (end 220.099998 114.150002) (width 0.15) (layer In1.Cu) (net 72))" calcext:value-type="string">
            <text:p><text:s text:c="2"/>(segment (start 219.6 114.65) (end 220.099998 114.150002) (width 0.15) (layer In1.Cu) (net 72))</text:p>
          </table:table-cell>
        </table:table-row>
        <table:table-row table:style-name="ro1">
          <table:table-cell table:formula="of:=[.A25]" office:value-type="string" office:string-value="  (segment (start " calcext:value-type="string">
            <text:p><text:s text:c="2"/>(segment (start </text:p>
          </table:table-cell>
          <table:table-cell table:formula="of:=[.B25]+[.$A$43]" office:value-type="float" office:value="220.099998" calcext:value-type="float">
            <text:p>220.099998</text:p>
          </table:table-cell>
          <table:table-cell table:formula="of:=[.C25]" office:value-type="string" office:string-value=" 114.150002) (end " calcext:value-type="string">
            <text:p><text:s/>114.150002) (end </text:p>
          </table:table-cell>
          <table:table-cell table:formula="of:=[.D25]+[.$A$43]" office:value-type="float" office:value="220.099998" calcext:value-type="float">
            <text:p>220.099998</text:p>
          </table:table-cell>
          <table:table-cell table:formula="of:=[.E25]" office:value-type="string" office:string-value=" 111.175736) (width 0.15) (layer In1.Cu) (net " calcext:value-type="string">
            <text:p><text:s/>111.175736) (width 0.15) (layer In1.Cu) (net </text:p>
          </table:table-cell>
          <table:table-cell table:formula="of:=[.$B$43]+2" office:value-type="float" office:value="72" calcext:value-type="float">
            <text:p>72</text:p>
          </table:table-cell>
          <table:table-cell table:formula="of:=[.G25]" office:value-type="string" office:string-value="))" calcext:value-type="string">
            <text:p>))</text:p>
          </table:table-cell>
          <table:table-cell table:formula="of:=CONCATENATE([.A67];[.B67];[.C67];[.D67];[.E67];[.F67];[.G67])" office:value-type="string" office:string-value="  (segment (start 220.099998 114.150002) (end 220.099998 111.175736) (width 0.15) (layer In1.Cu) (net 72))" calcext:value-type="string">
            <text:p><text:s text:c="2"/>(segment (start 220.099998 114.150002) (end 220.099998 111.175736) (width 0.15) (layer In1.Cu) (net 72))</text:p>
          </table:table-cell>
        </table:table-row>
        <table:table-row table:style-name="ro1">
          <table:table-cell table:formula="of:=[.A26]" office:value-type="string" office:string-value="  (segment (start " calcext:value-type="string">
            <text:p><text:s text:c="2"/>(segment (start </text:p>
          </table:table-cell>
          <table:table-cell table:formula="of:=[.B26]+[.$A$43]" office:value-type="float" office:value="220.099998" calcext:value-type="float">
            <text:p>220.099998</text:p>
          </table:table-cell>
          <table:table-cell table:formula="of:=[.C26]" office:value-type="string" office:string-value=" 111.175736) (end " calcext:value-type="string">
            <text:p><text:s/>111.175736) (end </text:p>
          </table:table-cell>
          <table:table-cell table:formula="of:=[.D26]+[.$A$43]" office:value-type="float" office:value="220.775736" calcext:value-type="float">
            <text:p>220.775736</text:p>
          </table:table-cell>
          <table:table-cell table:formula="of:=[.E26]" office:value-type="string" office:string-value=" 110.499998) (width 0.15) (layer In1.Cu) (net " calcext:value-type="string">
            <text:p><text:s/>110.499998) (width 0.15) (layer In1.Cu) (net </text:p>
          </table:table-cell>
          <table:table-cell table:formula="of:=[.$B$43]+2" office:value-type="float" office:value="72" calcext:value-type="float">
            <text:p>72</text:p>
          </table:table-cell>
          <table:table-cell table:formula="of:=[.G26]" office:value-type="string" office:string-value="))" calcext:value-type="string">
            <text:p>))</text:p>
          </table:table-cell>
          <table:table-cell table:formula="of:=CONCATENATE([.A68];[.B68];[.C68];[.D68];[.E68];[.F68];[.G68])" office:value-type="string" office:string-value="  (segment (start 220.099998 111.175736) (end 220.775736 110.499998) (width 0.15) (layer In1.Cu) (net 72))" calcext:value-type="string">
            <text:p><text:s text:c="2"/>(segment (start 220.099998 111.175736) (end 220.775736 110.499998) (width 0.15) (layer In1.Cu) (net 72))</text:p>
          </table:table-cell>
        </table:table-row>
        <table:table-row table:style-name="ro1">
          <table:table-cell table:formula="of:=[.A27]" office:value-type="string" office:string-value="  (segment (start " calcext:value-type="string">
            <text:p><text:s text:c="2"/>(segment (start </text:p>
          </table:table-cell>
          <table:table-cell table:formula="of:=[.B27]+[.$A$43]" office:value-type="float" office:value="216.75" calcext:value-type="float">
            <text:p>216.75</text:p>
          </table:table-cell>
          <table:table-cell table:formula="of:=[.C27]" office:value-type="string" office:string-value=" 114.65) (end " calcext:value-type="string">
            <text:p><text:s/>114.65) (end </text:p>
          </table:table-cell>
          <table:table-cell table:formula="of:=[.D27]+[.$A$43]" office:value-type="float" office:value="219.6" calcext:value-type="float">
            <text:p>219.6</text:p>
          </table:table-cell>
          <table:table-cell table:formula="of:=[.E27]" office:value-type="string" office:string-value=" 114.65) (width 0.15) (layer In1.Cu) (net " calcext:value-type="string">
            <text:p><text:s/>114.65) (width 0.15) (layer In1.Cu) (net </text:p>
          </table:table-cell>
          <table:table-cell table:formula="of:=[.$B$43]+2" office:value-type="float" office:value="72" calcext:value-type="float">
            <text:p>72</text:p>
          </table:table-cell>
          <table:table-cell table:formula="of:=[.G27]" office:value-type="string" office:string-value="))" calcext:value-type="string">
            <text:p>))</text:p>
          </table:table-cell>
          <table:table-cell table:formula="of:=CONCATENATE([.A69];[.B69];[.C69];[.D69];[.E69];[.F69];[.G69])" office:value-type="string" office:string-value="  (segment (start 216.75 114.65) (end 219.6 114.65) (width 0.15) (layer In1.Cu) (net 72))" calcext:value-type="string">
            <text:p><text:s text:c="2"/>(segment (start 216.75 114.65) (end 219.6 114.65) (width 0.15) (layer In1.Cu) (net 72))</text:p>
          </table:table-cell>
        </table:table-row>
        <table:table-row table:style-name="ro1">
          <table:table-cell table:formula="of:=[.A28]" office:value-type="string" office:string-value="  (segment (start " calcext:value-type="string">
            <text:p><text:s text:c="2"/>(segment (start </text:p>
          </table:table-cell>
          <table:table-cell table:formula="of:=[.B28]+[.$A$43]" office:value-type="float" office:value="221.45" calcext:value-type="float">
            <text:p>221.45</text:p>
          </table:table-cell>
          <table:table-cell table:formula="of:=[.C28]" office:value-type="string" office:string-value=" 109.55) (end " calcext:value-type="string">
            <text:p><text:s/>109.55) (end </text:p>
          </table:table-cell>
          <table:table-cell table:formula="of:=[.D28]+[.$A$43]" office:value-type="float" office:value="221.45" calcext:value-type="float">
            <text:p>221.45</text:p>
          </table:table-cell>
          <table:table-cell table:formula="of:=[.E28]" office:value-type="string" office:string-value=" 107.25) (width 0.15) (layer In1.Cu) (net " calcext:value-type="string">
            <text:p><text:s/>107.25) (width 0.15) (layer In1.Cu) (net </text:p>
          </table:table-cell>
          <table:table-cell table:formula="of:=[.$B$43]+2" office:value-type="float" office:value="72" calcext:value-type="float">
            <text:p>72</text:p>
          </table:table-cell>
          <table:table-cell table:formula="of:=[.G28]" office:value-type="string" office:string-value="))" calcext:value-type="string">
            <text:p>))</text:p>
          </table:table-cell>
          <table:table-cell table:formula="of:=CONCATENATE([.A70];[.B70];[.C70];[.D70];[.E70];[.F70];[.G70])" office:value-type="string" office:string-value="  (segment (start 221.45 109.55) (end 221.45 107.25) (width 0.15) (layer In1.Cu) (net 72))" calcext:value-type="string">
            <text:p><text:s text:c="2"/>(segment (start 221.45 109.55) (end 221.45 107.25) (width 0.15) (layer In1.Cu) (net 72))</text:p>
          </table:table-cell>
        </table:table-row>
        <table:table-row table:style-name="ro1">
          <table:table-cell table:formula="of:=[.A29]" office:value-type="string" office:string-value="  (segment (start " calcext:value-type="string">
            <text:p><text:s text:c="2"/>(segment (start </text:p>
          </table:table-cell>
          <table:table-cell table:formula="of:=[.B29]+[.$A$43]" office:value-type="float" office:value="220.775736" calcext:value-type="float">
            <text:p>220.775736</text:p>
          </table:table-cell>
          <table:table-cell table:formula="of:=[.C29]" office:value-type="string" office:string-value=" 110.224264) (end " calcext:value-type="string">
            <text:p><text:s/>110.224264) (end </text:p>
          </table:table-cell>
          <table:table-cell table:formula="of:=[.D29]+[.$A$43]" office:value-type="float" office:value="221.45" calcext:value-type="float">
            <text:p>221.45</text:p>
          </table:table-cell>
          <table:table-cell table:formula="of:=[.E29]" office:value-type="string" office:string-value=" 109.55) (width 0.15) (layer In1.Cu) (net " calcext:value-type="string">
            <text:p><text:s/>109.55) (width 0.15) (layer In1.Cu) (net </text:p>
          </table:table-cell>
          <table:table-cell table:formula="of:=[.$B$43]+2" office:value-type="float" office:value="72" calcext:value-type="float">
            <text:p>72</text:p>
          </table:table-cell>
          <table:table-cell table:formula="of:=[.G29]" office:value-type="string" office:string-value="))" calcext:value-type="string">
            <text:p>))</text:p>
          </table:table-cell>
          <table:table-cell table:formula="of:=CONCATENATE([.A71];[.B71];[.C71];[.D71];[.E71];[.F71];[.G71])" office:value-type="string" office:string-value="  (segment (start 220.775736 110.224264) (end 221.45 109.55) (width 0.15) (layer In1.Cu) (net 72))" calcext:value-type="string">
            <text:p><text:s text:c="2"/>(segment (start 220.775736 110.224264) (end 221.45 109.55) (width 0.15) (layer In1.Cu) (net 72))</text:p>
          </table:table-cell>
        </table:table-row>
        <table:table-row table:style-name="ro1">
          <table:table-cell table:formula="of:=[.A30]" office:value-type="string" office:string-value="  (segment (start " calcext:value-type="string">
            <text:p><text:s text:c="2"/>(segment (start </text:p>
          </table:table-cell>
          <table:table-cell table:formula="of:=[.B30]+[.$A$43]" office:value-type="float" office:value="219.799996" calcext:value-type="float">
            <text:p>219.799996</text:p>
          </table:table-cell>
          <table:table-cell table:formula="of:=[.C30]" office:value-type="string" office:string-value=" 111.050004) (end " calcext:value-type="string">
            <text:p><text:s/>111.050004) (end </text:p>
          </table:table-cell>
          <table:table-cell table:formula="of:=[.D30]+[.$A$43]" office:value-type="float" office:value="219.799996" calcext:value-type="float">
            <text:p>219.799996</text:p>
          </table:table-cell>
          <table:table-cell table:formula="of:=[.E30]" office:value-type="string" office:string-value=" 111.049996) (width 0.15) (layer In1.Cu) (net " calcext:value-type="string">
            <text:p><text:s/>111.049996) (width 0.15) (layer In1.Cu) (net </text:p>
          </table:table-cell>
          <table:table-cell table:formula="of:=[.$B$43]+3" office:value-type="float" office:value="73" calcext:value-type="float">
            <text:p>73</text:p>
          </table:table-cell>
          <table:table-cell table:formula="of:=[.G30]" office:value-type="string" office:string-value="))" calcext:value-type="string">
            <text:p>))</text:p>
          </table:table-cell>
          <table:table-cell table:formula="of:=CONCATENATE([.A72];[.B72];[.C72];[.D72];[.E72];[.F72];[.G72])" office:value-type="string" office:string-value="  (segment (start 219.799996 111.050004) (end 219.799996 111.049996) (width 0.15) (layer In1.Cu) (net 73))" calcext:value-type="string">
            <text:p><text:s text:c="2"/>(segment (start 219.799996 111.050004) (end 219.799996 111.049996) (width 0.15) (layer In1.Cu) (net 73))</text:p>
          </table:table-cell>
        </table:table-row>
        <table:table-row table:style-name="ro1">
          <table:table-cell table:formula="of:=[.A31]" office:value-type="string" office:string-value="  (segment (start " calcext:value-type="string">
            <text:p><text:s text:c="2"/>(segment (start </text:p>
          </table:table-cell>
          <table:table-cell table:formula="of:=[.B31]+[.$A$43]" office:value-type="float" office:value="219.799996" calcext:value-type="float">
            <text:p>219.799996</text:p>
          </table:table-cell>
          <table:table-cell table:formula="of:=[.C31]" office:value-type="string" office:string-value=" 112.950004) (end " calcext:value-type="string">
            <text:p><text:s/>112.950004) (end </text:p>
          </table:table-cell>
          <table:table-cell table:formula="of:=[.D31]+[.$A$43]" office:value-type="float" office:value="219.799996" calcext:value-type="float">
            <text:p>219.799996</text:p>
          </table:table-cell>
          <table:table-cell table:formula="of:=[.E31]" office:value-type="string" office:string-value=" 111.050004) (width 0.15) (layer In1.Cu) (net " calcext:value-type="string">
            <text:p><text:s/>111.050004) (width 0.15) (layer In1.Cu) (net </text:p>
          </table:table-cell>
          <table:table-cell table:formula="of:=[.$B$43]+3" office:value-type="float" office:value="73" calcext:value-type="float">
            <text:p>73</text:p>
          </table:table-cell>
          <table:table-cell table:formula="of:=[.G31]" office:value-type="string" office:string-value="))" calcext:value-type="string">
            <text:p>))</text:p>
          </table:table-cell>
          <table:table-cell table:formula="of:=CONCATENATE([.A73];[.B73];[.C73];[.D73];[.E73];[.F73];[.G73])" office:value-type="string" office:string-value="  (segment (start 219.799996 112.950004) (end 219.799996 111.050004) (width 0.15) (layer In1.Cu) (net 73))" calcext:value-type="string">
            <text:p><text:s text:c="2"/>(segment (start 219.799996 112.950004) (end 219.799996 111.050004) (width 0.15) (layer In1.Cu) (net 73))</text:p>
          </table:table-cell>
        </table:table-row>
        <table:table-row table:style-name="ro1">
          <table:table-cell table:formula="of:=[.A32]" office:value-type="string" office:string-value="  (segment (start " calcext:value-type="string">
            <text:p><text:s text:c="2"/>(segment (start </text:p>
          </table:table-cell>
          <table:table-cell table:formula="of:=[.B32]+[.$A$43]" office:value-type="float" office:value="219.1" calcext:value-type="float">
            <text:p>219.1</text:p>
          </table:table-cell>
          <table:table-cell table:formula="of:=[.C32]" office:value-type="string" office:string-value=" 113.65) (end " calcext:value-type="string">
            <text:p><text:s/>113.65) (end </text:p>
          </table:table-cell>
          <table:table-cell table:formula="of:=[.D32]+[.$A$43]" office:value-type="float" office:value="219.799996" calcext:value-type="float">
            <text:p>219.799996</text:p>
          </table:table-cell>
          <table:table-cell table:formula="of:=[.E32]" office:value-type="string" office:string-value=" 112.950004) (width 0.15) (layer In1.Cu) (net " calcext:value-type="string">
            <text:p><text:s/>112.950004) (width 0.15) (layer In1.Cu) (net </text:p>
          </table:table-cell>
          <table:table-cell table:formula="of:=[.$B$43]+3" office:value-type="float" office:value="73" calcext:value-type="float">
            <text:p>73</text:p>
          </table:table-cell>
          <table:table-cell table:formula="of:=[.G32]" office:value-type="string" office:string-value="))" calcext:value-type="string">
            <text:p>))</text:p>
          </table:table-cell>
          <table:table-cell table:formula="of:=CONCATENATE([.A74];[.B74];[.C74];[.D74];[.E74];[.F74];[.G74])" office:value-type="string" office:string-value="  (segment (start 219.1 113.65) (end 219.799996 112.950004) (width 0.15) (layer In1.Cu) (net 73))" calcext:value-type="string">
            <text:p><text:s text:c="2"/>(segment (start 219.1 113.65) (end 219.799996 112.950004) (width 0.15) (layer In1.Cu) (net 73))</text:p>
          </table:table-cell>
        </table:table-row>
        <table:table-row table:style-name="ro1">
          <table:table-cell table:formula="of:=[.A33]" office:value-type="string" office:string-value="  (segment (start " calcext:value-type="string">
            <text:p><text:s text:c="2"/>(segment (start </text:p>
          </table:table-cell>
          <table:table-cell table:formula="of:=[.B33]+[.$A$43]" office:value-type="float" office:value="218.4" calcext:value-type="float">
            <text:p>218.4</text:p>
          </table:table-cell>
          <table:table-cell table:formula="of:=[.C33]" office:value-type="string" office:string-value=" 109.65) (end " calcext:value-type="string">
            <text:p><text:s/>109.65) (end </text:p>
          </table:table-cell>
          <table:table-cell table:formula="of:=[.D33]+[.$A$43]" office:value-type="float" office:value="218.4" calcext:value-type="float">
            <text:p>218.4</text:p>
          </table:table-cell>
          <table:table-cell table:formula="of:=[.E33]" office:value-type="string" office:string-value=" 107.25) (width 0.15) (layer In1.Cu) (net " calcext:value-type="string">
            <text:p><text:s/>107.25) (width 0.15) (layer In1.Cu) (net </text:p>
          </table:table-cell>
          <table:table-cell table:formula="of:=[.$B$43]+3" office:value-type="float" office:value="73" calcext:value-type="float">
            <text:p>73</text:p>
          </table:table-cell>
          <table:table-cell table:formula="of:=[.G33]" office:value-type="string" office:string-value="))" calcext:value-type="string">
            <text:p>))</text:p>
          </table:table-cell>
          <table:table-cell table:formula="of:=CONCATENATE([.A75];[.B75];[.C75];[.D75];[.E75];[.F75];[.G75])" office:value-type="string" office:string-value="  (segment (start 218.4 109.65) (end 218.4 107.25) (width 0.15) (layer In1.Cu) (net 73))" calcext:value-type="string">
            <text:p><text:s text:c="2"/>(segment (start 218.4 109.65) (end 218.4 107.25) (width 0.15) (layer In1.Cu) (net 73))</text:p>
          </table:table-cell>
        </table:table-row>
        <table:table-row table:style-name="ro1">
          <table:table-cell table:formula="of:=[.A34]" office:value-type="string" office:string-value="  (segment (start " calcext:value-type="string">
            <text:p><text:s text:c="2"/>(segment (start </text:p>
          </table:table-cell>
          <table:table-cell table:formula="of:=[.B34]+[.$A$43]" office:value-type="float" office:value="219.799996" calcext:value-type="float">
            <text:p>219.799996</text:p>
          </table:table-cell>
          <table:table-cell table:formula="of:=[.C34]" office:value-type="string" office:string-value=" 111.049996) (end " calcext:value-type="string">
            <text:p><text:s/>111.049996) (end </text:p>
          </table:table-cell>
          <table:table-cell table:formula="of:=[.D34]+[.$A$43]" office:value-type="float" office:value="218.4" calcext:value-type="float">
            <text:p>218.4</text:p>
          </table:table-cell>
          <table:table-cell table:formula="of:=[.E34]" office:value-type="string" office:string-value=" 109.65) (width 0.15) (layer In1.Cu) (net " calcext:value-type="string">
            <text:p><text:s/>109.65) (width 0.15) (layer In1.Cu) (net </text:p>
          </table:table-cell>
          <table:table-cell table:formula="of:=[.$B$43]+3" office:value-type="float" office:value="73" calcext:value-type="float">
            <text:p>73</text:p>
          </table:table-cell>
          <table:table-cell table:formula="of:=[.G34]" office:value-type="string" office:string-value="))" calcext:value-type="string">
            <text:p>))</text:p>
          </table:table-cell>
          <table:table-cell table:formula="of:=CONCATENATE([.A76];[.B76];[.C76];[.D76];[.E76];[.F76];[.G76])" office:value-type="string" office:string-value="  (segment (start 219.799996 111.049996) (end 218.4 109.65) (width 0.15) (layer In1.Cu) (net 73))" calcext:value-type="string">
            <text:p><text:s text:c="2"/>(segment (start 219.799996 111.049996) (end 218.4 109.65) (width 0.15) (layer In1.Cu) (net 73))</text:p>
          </table:table-cell>
        </table:table-row>
        <table:table-row table:style-name="ro1">
          <table:table-cell table:formula="of:=[.A35]" office:value-type="string" office:string-value="  (segment (start " calcext:value-type="string">
            <text:p><text:s text:c="2"/>(segment (start </text:p>
          </table:table-cell>
          <table:table-cell table:formula="of:=[.B35]+[.$A$43]" office:value-type="float" office:value="218.75" calcext:value-type="float">
            <text:p>218.75</text:p>
          </table:table-cell>
          <table:table-cell table:formula="of:=[.C35]" office:value-type="string" office:string-value=" 113.65) (end " calcext:value-type="string">
            <text:p><text:s/>113.65) (end </text:p>
          </table:table-cell>
          <table:table-cell table:formula="of:=[.D35]+[.$A$43]" office:value-type="float" office:value="219.1" calcext:value-type="float">
            <text:p>219.1</text:p>
          </table:table-cell>
          <table:table-cell table:formula="of:=[.E35]" office:value-type="string" office:string-value=" 113.65) (width 0.15) (layer In1.Cu) (net " calcext:value-type="string">
            <text:p><text:s/>113.65) (width 0.15) (layer In1.Cu) (net </text:p>
          </table:table-cell>
          <table:table-cell table:formula="of:=[.$B$43]+3" office:value-type="float" office:value="73" calcext:value-type="float">
            <text:p>73</text:p>
          </table:table-cell>
          <table:table-cell table:formula="of:=[.G35]" office:value-type="string" office:string-value="))" calcext:value-type="string">
            <text:p>))</text:p>
          </table:table-cell>
          <table:table-cell table:formula="of:=CONCATENATE([.A77];[.B77];[.C77];[.D77];[.E77];[.F77];[.G77])" office:value-type="string" office:string-value="  (segment (start 218.75 113.65) (end 219.1 113.65) (width 0.15) (layer In1.Cu) (net 73))" calcext:value-type="string">
            <text:p><text:s text:c="2"/>(segment (start 218.75 113.65) (end 219.1 113.65) (width 0.15) (layer In1.Cu) (net 73)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7">00/00/0000</text:date>, <text:time style:data-style-name="N2" text:time-value="12:50:23.6734604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18:16:19.114930667</meta:creation-date>
    <dc:date>2016-07-17T13:09:29.605788698</dc:date>
    <meta:editing-duration>PT2H12M23S</meta:editing-duration>
    <meta:editing-cycles>9</meta:editing-cycles>
    <meta:generator>LibreOffice/4.2.8.2$Linux_X86_64 LibreOffice_project/420m0$Build-2</meta:generator>
    <meta:document-statistic meta:table-count="3" meta:cell-count="1211" meta:object-count="0"/>
  </office:meta>
</office:document-meta>
</file>